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48.84pt"/>
    </style:style>
    <style:style style:name="co74" style:family="table-column">
      <style:table-column-properties fo:break-before="auto" style:column-width="87.99pt"/>
    </style:style>
    <style:style style:name="co75" style:family="table-column">
      <style:table-column-properties fo:break-before="auto" style:column-width="86.46pt"/>
    </style:style>
    <style:style style:name="co76" style:family="table-column">
      <style:table-column-properties fo:break-before="auto" style:column-width="78.94pt"/>
    </style:style>
    <style:style style:name="co77" style:family="table-column">
      <style:table-column-properties fo:break-before="auto" style:column-width="386.19pt"/>
    </style:style>
    <style:style style:name="co78" style:family="table-column">
      <style:table-column-properties fo:break-before="auto" style:column-width="13.1pt"/>
    </style:style>
    <style:style style:name="co79" style:family="table-column">
      <style:table-column-properties fo:break-before="auto" style:column-width="139.69pt"/>
    </style:style>
    <style:style style:name="co80" style:family="table-column">
      <style:table-column-properties fo:break-before="auto" style:column-width="67.15pt"/>
    </style:style>
    <style:style style:name="co81" style:family="table-column">
      <style:table-column-properties fo:break-before="auto" style:column-width="238.51pt"/>
    </style:style>
    <style:style style:name="co82" style:family="table-column">
      <style:table-column-properties fo:break-before="auto" style:column-width="87.19pt"/>
    </style:style>
    <style:style style:name="co83" style:family="table-column">
      <style:table-column-properties fo:break-before="auto" style:column-width="16.21pt"/>
    </style:style>
    <style:style style:name="co84" style:family="table-column">
      <style:table-column-properties fo:break-before="auto" style:column-width="74.1pt"/>
    </style:style>
    <style:style style:name="co85" style:family="table-column">
      <style:table-column-properties fo:break-before="auto" style:column-width="101.11pt"/>
    </style:style>
    <style:style style:name="co86" style:family="table-column">
      <style:table-column-properties fo:break-before="auto" style:column-width="129.66pt"/>
    </style:style>
    <style:style style:name="co87" style:family="table-column">
      <style:table-column-properties fo:break-before="auto" style:column-width="94.96pt"/>
    </style:style>
    <style:style style:name="co88" style:family="table-column">
      <style:table-column-properties fo:break-before="auto" style:column-width="194.51pt"/>
    </style:style>
    <style:style style:name="co89" style:family="table-column">
      <style:table-column-properties fo:break-before="auto" style:column-width="21.6pt"/>
    </style:style>
    <style:style style:name="co90" style:family="table-column">
      <style:table-column-properties fo:break-before="auto" style:column-width="60.94pt"/>
    </style:style>
    <style:style style:name="co91" style:family="table-column">
      <style:table-column-properties fo:break-before="auto" style:column-width="104.94pt"/>
    </style:style>
    <style:style style:name="co92" style:family="table-column">
      <style:table-column-properties fo:break-before="auto" style:column-width="101.91pt"/>
    </style:style>
    <style:style style:name="co93" style:family="table-column">
      <style:table-column-properties fo:break-before="auto" style:column-width="83.34pt"/>
    </style:style>
    <style:style style:name="co94" style:family="table-column">
      <style:table-column-properties fo:break-before="auto" style:column-width="106.5pt"/>
    </style:style>
    <style:style style:name="co95" style:family="table-column">
      <style:table-column-properties fo:break-before="auto" style:column-width="90.31pt"/>
    </style:style>
    <style:style style:name="co96" style:family="table-column">
      <style:table-column-properties fo:break-before="auto" style:column-width="73.3pt"/>
    </style:style>
    <style:style style:name="co97" style:family="table-column">
      <style:table-column-properties fo:break-before="auto" style:column-width="117.3pt"/>
    </style:style>
    <style:style style:name="co98" style:family="table-column">
      <style:table-column-properties fo:break-before="auto" style:column-width="25.46pt"/>
    </style:style>
    <style:style style:name="co99" style:family="table-column">
      <style:table-column-properties fo:break-before="auto" style:column-width="135.04pt"/>
    </style:style>
    <style:style style:name="co100" style:family="table-column">
      <style:table-column-properties fo:break-before="auto" style:column-width="251.66pt"/>
    </style:style>
    <style:style style:name="co101" style:family="table-column">
      <style:table-column-properties fo:break-before="auto" style:column-width="27.75pt"/>
    </style:style>
    <style:style style:name="co102" style:family="table-column">
      <style:table-column-properties fo:break-before="auto" style:column-width="215.35pt"/>
    </style:style>
    <style:style style:name="co103" style:family="table-column">
      <style:table-column-properties fo:break-before="auto" style:column-width="27.01pt"/>
    </style:style>
    <style:style style:name="co104" style:family="table-column">
      <style:table-column-properties fo:break-before="auto" style:column-width="111.91pt"/>
    </style:style>
    <style:style style:name="co105" style:family="table-column">
      <style:table-column-properties fo:break-before="auto" style:column-width="43.2pt"/>
    </style:style>
    <style:style style:name="co106" style:family="table-column">
      <style:table-column-properties fo:break-before="auto" style:column-width="12.36pt"/>
    </style:style>
    <style:style style:name="co107" style:family="table-column">
      <style:table-column-properties fo:break-before="auto" style:column-width="134.31pt"/>
    </style:style>
    <style:style style:name="co108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3.44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21.71pt" fo:break-before="auto" style:use-optimal-row-height="false"/>
    </style:style>
    <style:style style:name="ro10" style:family="table-row">
      <style:table-row-properties style:row-height="15.7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4.2pt" fo:break-before="auto" style:use-optimal-row-height="false"/>
    </style:style>
    <style:style style:name="ro13" style:family="table-row">
      <style:table-row-properties style:row-height="12.7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46.86pt" fo:break-before="auto" style:use-optimal-row-height="true"/>
    </style:style>
    <style:style style:name="ro20" style:family="table-row">
      <style:table-row-properties style:row-height="12.95pt" fo:break-before="auto" style:use-optimal-row-height="true"/>
    </style:style>
    <style:style style:name="ro21" style:family="table-row">
      <style:table-row-properties style:row-height="13.8pt" fo:break-before="auto" style:use-optimal-row-height="true"/>
    </style:style>
    <style:style style:name="ro22" style:family="table-row">
      <style:table-row-properties style:row-height="12.95pt" fo:break-before="auto" style:use-optimal-row-height="false"/>
    </style:style>
    <style:style style:name="ro23" style:family="table-row">
      <style:table-row-properties style:row-height="15.65pt" fo:break-before="auto" style:use-optimal-row-height="false"/>
    </style:style>
    <style:style style:name="ro24" style:family="table-row">
      <style:table-row-properties style:row-height="24.35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2.49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4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5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32" style:family="table-cell" style:parent-style-name="Default">
      <style:table-cell-properties fo:background-color="#cccccc" fo:border="none"/>
    </style:style>
    <style:style style:name="ce33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0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50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5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6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60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6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64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5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6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8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9" style:family="table-cell" style:parent-style-name="Default">
      <style:table-cell-properties fo:wrap-option="no-wrap" fo:border="0.06pt solid #000000"/>
    </style:style>
    <style:style style:name="ce70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71" style:family="table-cell" style:parent-style-name="Default">
      <style:table-cell-properties fo:background-color="transparent" fo:wrap-option="no-wrap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7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80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8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4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85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8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7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2.49pt solid #000000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pt"/>
    </style:style>
    <style:style style:name="ce9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cccccc" fo:wrap-option="no-wrap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9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00" style:family="table-cell" style:parent-style-name="Default">
      <style:table-cell-properties fo:background-color="transparent" fo:border="0.06pt solid #000000"/>
    </style:style>
    <style:style style:name="ce10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05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1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1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1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18" style:family="table-cell" style:parent-style-name="Default">
      <style:table-cell-properties fo:background-color="#ffffff" style:text-align-source="fix" style:repeat-content="false" fo:wrap-option="no-wrap" fo:border="0.06pt solid #000000"/>
      <style:paragraph-properties fo:text-align="center" fo:margin-left="0pt"/>
    </style:style>
    <style:style style:name="ce11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2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2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2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fo:border-bottom="2.49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2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33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3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3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4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42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43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4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5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48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9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50" style:family="table-cell" style:parent-style-name="Default">
      <style:table-cell-properties fo:background-color="#e6e6ff" fo:border="none"/>
    </style:style>
    <style:style style:name="ce151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52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54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55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58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pt"/>
    </style:style>
    <style:style style:name="ce15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0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61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62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6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6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5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0.06pt solid #000000"/>
    </style:style>
    <style:style style:name="ce166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167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68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69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70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71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72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transparent" fo:border="none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76" style:family="table-cell" style:parent-style-name="Default">
      <style:text-properties style:font-name="Liberation Sans" fo:font-size="15pt" style:font-size-asian="15pt" style:font-size-complex="15pt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79" style:family="table-cell" style:parent-style-name="Default">
      <style:text-properties style:font-name="Liberation Sans"/>
    </style:style>
    <style:style style:name="ce18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8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84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86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7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90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1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3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0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03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04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21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12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8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24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26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28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2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0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3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3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3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23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8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9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4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47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4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51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54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55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5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wrap-option="wrap" style:shrink-to-fit="true"/>
    </style:style>
    <style:style style:name="ce25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9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60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61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62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pt"/>
    </style:style>
    <style:style style:name="ce263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64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65" style:family="table-cell" style:parent-style-name="Default">
      <style:table-cell-properties fo:background-color="#cccccc" fo:wrap-option="wrap" fo:border="none" style:direction="ltr" style:rotation-align="none"/>
    </style:style>
    <style:style style:name="ce266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68" style:family="table-cell" style:parent-style-name="Default">
      <style:table-cell-properties fo:wrap-option="wrap" style:direction="ltr" style:rotation-align="none"/>
    </style:style>
    <style:style style:name="ce269" style:family="table-cell" style:parent-style-name="Default">
      <style:table-cell-properties fo:background-color="#cccccc" fo:wrap-option="wrap" style:direction="ltr" style:rotation-align="none"/>
    </style:style>
    <style:style style:name="ce270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7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2" style:family="table-cell" style:parent-style-name="Default">
      <style:table-cell-properties style:text-align-source="fix" style:repeat-content="false" fo:wrap-option="no-wrap" fo:border="none" style:direction="ltr" style:rotation-angle="0" style:vertical-align="bottom"/>
      <style:paragraph-properties fo:text-align="center" fo:margin-left="0pt"/>
    </style:style>
    <style:style style:name="ce273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7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6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7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8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7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8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3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8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5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6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7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88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89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0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91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92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93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9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9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302" style:family="table-cell" style:parent-style-name="Default">
      <style:text-properties style:text-underline-style="solid" style:text-underline-width="auto" style:text-underline-color="font-color"/>
    </style:style>
    <style:style style:name="ce303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05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306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0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311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8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9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2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2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2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8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30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31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32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3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40" style:family="table-cell" style:parent-style-name="Default">
      <style:table-cell-properties style:rotation-align="none"/>
    </style:style>
    <style:style style:name="ce341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4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4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5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4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4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49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5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5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5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000000"/>
    </style:style>
    <style:style style:name="ce35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5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5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6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6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990099"/>
    </style:style>
    <style:style style:name="ce36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7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7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7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7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7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78" style:family="table-cell" style:parent-style-name="Default">
      <style:table-cell-properties fo:background-color="#ffff99" fo:border="0.06pt solid #000000"/>
    </style:style>
    <style:style style:name="ce379" style:family="table-cell" style:parent-style-name="Default">
      <style:table-cell-properties fo:background-color="#ffff66" fo:border="0.06pt solid #000000"/>
    </style:style>
    <style:style style:name="ce380" style:family="table-cell" style:parent-style-name="Default">
      <style:table-cell-properties fo:background-color="#6666ff"/>
    </style:style>
    <style:style style:name="ce381" style:family="table-cell" style:parent-style-name="Default">
      <style:table-cell-properties fo:background-color="#9900ff" fo:border="0.06pt solid #000000"/>
    </style:style>
    <style:style style:name="ce382" style:family="table-cell" style:parent-style-name="Default">
      <style:table-cell-properties fo:background-color="#990099" fo:border="0.06pt solid #000000"/>
    </style:style>
    <style:style style:name="ce383" style:family="table-cell" style:parent-style-name="Default">
      <style:table-cell-properties fo:background-color="#ff6600" fo:border="0.06pt solid #000000"/>
    </style:style>
    <style:style style:name="ce384" style:family="table-cell" style:parent-style-name="Default">
      <style:table-cell-properties fo:background-color="#ff3333" fo:border="0.06pt solid #000000"/>
    </style:style>
    <style:style style:name="ce385" style:family="table-cell" style:parent-style-name="Default">
      <style:table-cell-properties fo:background-color="#ff3333"/>
    </style:style>
    <style:style style:name="ce386" style:family="table-cell" style:parent-style-name="Default">
      <style:table-cell-properties fo:background-color="#33ff99" fo:border="0.06pt solid #000000"/>
    </style:style>
    <style:style style:name="ce387" style:family="table-cell" style:parent-style-name="Default">
      <style:table-cell-properties fo:background-color="#00ff66" fo:border="0.06pt solid #000000"/>
    </style:style>
    <style:style style:name="ce388" style:family="table-cell" style:parent-style-name="Default">
      <style:table-cell-properties fo:background-color="#00ff66"/>
    </style:style>
    <style:style style:name="ce389" style:family="table-cell" style:parent-style-name="Default">
      <style:table-cell-properties fo:background-color="#ffff99"/>
    </style:style>
    <style:style style:name="ce390" style:family="table-cell" style:parent-style-name="Default">
      <style:table-cell-properties fo:background-color="#ffff99" fo:border="0.06pt solid #000000"/>
    </style:style>
    <style:style style:name="ce39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9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93" style:family="table-cell" style:parent-style-name="Default"/>
    <style:style style:name="ce39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0pt" style:font-size-complex="10pt"/>
    </style:style>
    <style:style style:name="T2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2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4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J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14"/>
        <table:table-column table:style-name="co16" table:default-cell-style-name="ce169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4"/>
          <table:table-cell table:style-name="ce24"/>
          <table:table-cell table:style-name="ce7"/>
          <table:table-cell table:style-name="ce24" table:number-columns-repeated="8"/>
          <table:table-cell table:style-name="ce7"/>
          <table:table-cell table:style-name="ce24"/>
          <table:table-cell table:style-name="ce167"/>
          <table:table-cell table:style-name="ce97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5"/>
          <table:covered-table-cell table:number-columns-repeated="9" table:style-name="ce53"/>
          <table:covered-table-cell table:number-columns-repeated="3" table:style-name="ce54"/>
          <table:covered-table-cell table:style-name="ce160"/>
          <table:table-cell table:style-name="ce168"/>
          <table:table-cell table:style-name="ce172" table:number-columns-repeated="18"/>
          <table:table-cell table:style-name="ce175" table:number-columns-repeated="988"/>
        </table:table-row>
        <table:table-row table:style-name="ro2">
          <table:table-cell/>
          <table:covered-table-cell table:style-name="ce9"/>
          <table:covered-table-cell table:style-name="ce26"/>
          <table:covered-table-cell table:number-columns-repeated="4" table:style-name="ce54"/>
          <table:covered-table-cell table:number-columns-repeated="5" table:style-name="ce26"/>
          <table:covered-table-cell table:style-name="ce150"/>
          <table:covered-table-cell table:style-name="ce26"/>
          <table:covered-table-cell table:style-name="ce54"/>
          <table:covered-table-cell table:style-name="ce161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28" table:number-columns-repeated="2"/>
          <table:table-cell table:style-name="ce27" table:number-columns-repeated="5"/>
          <table:table-cell table:style-name="ce32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3">
          <table:table-cell table:number-columns-repeated="2"/>
          <table:table-cell table:style-name="ce27"/>
          <table:table-cell table:style-name="ce55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7"/>
          <table:table-cell table:style-name="ce76"/>
          <table:table-cell table:style-name="ce57"/>
          <table:table-cell table:style-name="ce27" table:number-columns-repeated="2"/>
          <table:table-cell table:style-name="ce55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7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/>
          <table:table-cell table:style-name="ce33" office:value-type="string" calcext:value-type="string">
            <text:p>Microarray ID</text:p>
          </table:table-cell>
          <table:table-cell table:style-name="ce60" table:number-columns-spanned="2" table:number-rows-spanned="1"/>
          <table:covered-table-cell table:style-name="ce90"/>
          <table:table-cell table:style-name="ce76"/>
          <table:table-cell table:style-name="ce57" table:number-columns-repeated="2"/>
          <table:table-cell table:style-name="ce27"/>
          <table:table-cell table:style-name="ce33" office:value-type="string" calcext:value-type="string">
            <text:p>Microwell ID</text:p>
          </table:table-cell>
          <table:table-cell table:style-name="ce141" office:value-type="string" calcext:value-type="string" table:number-columns-spanned="2" table:number-rows-spanned="1">
            <text:p><text:span text:style-name="T1">170509-00</text:span></text:p>
          </table:table-cell>
          <table:covered-table-cell table:style-name="ce90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4">
          <table:table-cell table:number-columns-repeated="2"/>
          <table:table-cell table:style-name="ce27"/>
          <table:table-cell table:style-name="ce56" office:value-type="string" calcext:value-type="string">
            <text:p>Batch ID</text:p>
          </table:table-cell>
          <table:table-cell table:style-name="ce73" table:number-columns-spanned="2" table:number-rows-spanned="1"/>
          <table:covered-table-cell table:style-name="ce91"/>
          <table:table-cell table:style-name="ce27"/>
          <table:table-cell table:style-name="ce112" office:value-type="string" calcext:value-type="string" table:number-columns-spanned="2" table:number-rows-spanned="1">
            <text:p>or</text:p>
          </table:table-cell>
          <table:covered-table-cell table:style-name="ce119"/>
          <table:table-cell table:style-name="ce27"/>
          <table:table-cell table:style-name="ce56" office:value-type="string" calcext:value-type="string">
            <text:p>Charge</text:p>
          </table:table-cell>
          <table:table-cell table:style-name="ce142" office:value-type="float" office:value="161118" calcext:value-type="float" table:number-columns-spanned="2" table:number-rows-spanned="1">
            <text:p>161118</text:p>
          </table:table-cell>
          <table:covered-table-cell table:style-name="ce91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/>
          <table:table-cell table:style-name="ce34" office:value-type="string" calcext:value-type="string">
            <text:p>Surface substance</text:p>
          </table:table-cell>
          <table:table-cell table:style-name="ce74" table:content-validation-name="val8" table:number-columns-spanned="2" table:number-rows-spanned="1"/>
          <table:covered-table-cell table:style-name="ce91"/>
          <table:table-cell table:style-name="ce76"/>
          <table:table-cell table:style-name="ce57"/>
          <table:table-cell table:style-name="ce27" table:number-columns-repeated="2"/>
          <table:table-cell table:style-name="ce34" office:value-type="string" calcext:value-type="string">
            <text:p>Surface Substance</text:p>
          </table:table-cell>
          <table:table-cell table:style-name="ce74" table:content-validation-name="val12" office:value-type="string" calcext:value-type="string" table:number-columns-spanned="2" table:number-rows-spanned="1">
            <text:p>3D-NHS</text:p>
          </table:table-cell>
          <table:covered-table-cell table:style-name="ce91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/>
          <table:table-cell table:style-name="ce36" office:value-type="string" calcext:value-type="string">
            <text:p>manufacturer</text:p>
          </table:table-cell>
          <table:table-cell table:style-name="ce75" table:content-validation-name="val8" table:number-columns-spanned="2" table:number-rows-spanned="1"/>
          <table:covered-table-cell table:style-name="ce92"/>
          <table:table-cell table:style-name="ce76"/>
          <table:table-cell table:style-name="ce57"/>
          <table:table-cell table:style-name="ce27" table:number-columns-repeated="2"/>
          <table:table-cell table:style-name="ce43" office:value-type="string" calcext:value-type="string">
            <text:p>manufacturer</text:p>
          </table:table-cell>
          <table:table-cell table:style-name="ce75" table:content-validation-name="val13" office:value-type="string" calcext:value-type="string" table:number-columns-spanned="2" table:number-rows-spanned="1">
            <text:p>PolyAn</text:p>
          </table:table-cell>
          <table:covered-table-cell table:style-name="ce92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8"/>
          <table:table-cell table:style-name="ce57" table:content-validation-name="val2" table:number-columns-spanned="2" table:number-rows-spanned="1"/>
          <table:covered-table-cell table:style-name="ce76"/>
          <table:table-cell table:style-name="ce76"/>
          <table:table-cell table:style-name="ce57"/>
          <table:table-cell table:style-name="ce27"/>
          <table:table-cell table:style-name="ce28" table:number-columns-repeated="2"/>
          <table:table-cell table:style-name="ce27" table:number-columns-repeated="4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/>
          <table:table-cell table:style-name="ce11"/>
          <table:table-cell table:style-name="ce29"/>
          <table:table-cell table:style-name="ce58" table:content-validation-name="val2" table:number-columns-spanned="2" table:number-rows-spanned="1"/>
          <table:covered-table-cell table:style-name="ce77"/>
          <table:table-cell table:style-name="ce77"/>
          <table:table-cell table:style-name="ce58"/>
          <table:table-cell table:style-name="ce40" table:number-columns-repeated="7"/>
          <table:table-cell table:style-name="ce152"/>
          <table:table-cell table:style-name="ce162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/>
          <table:table-cell table:style-name="ce12"/>
          <table:table-cell table:style-name="ce30"/>
          <table:table-cell table:style-name="ce41" table:content-validation-name="val1"/>
          <table:table-cell table:style-name="ce78" table:number-columns-repeated="2"/>
          <table:table-cell table:style-name="ce103"/>
          <table:table-cell table:style-name="ce14" table:number-columns-repeated="6"/>
          <table:table-cell table:style-name="ce41"/>
          <table:table-cell table:style-name="ce12"/>
          <table:table-cell table:style-name="ce14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31"/>
          <table:covered-table-cell table:style-name="ce59"/>
          <table:table-cell table:style-name="ce79" table:number-columns-repeated="3"/>
          <table:table-cell table:style-name="ce113"/>
          <table:table-cell table:style-name="ce14"/>
          <table:table-cell table:style-name="ce121" table:number-columns-spanned="3" table:number-rows-spanned="1"/>
          <table:covered-table-cell table:style-name="ce133"/>
          <table:covered-table-cell table:style-name="ce79"/>
          <table:table-cell table:style-name="ce79" table:number-columns-repeated="3"/>
          <table:table-cell table:style-name="ce113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2"/>
          <table:table-cell table:style-name="ce27" table:number-columns-repeated="4"/>
          <table:table-cell table:style-name="ce114"/>
          <table:table-cell table:style-name="ce14"/>
          <table:table-cell table:style-name="ce122"/>
          <table:table-cell table:style-name="ce134" office:value-type="string" calcext:value-type="string">
            <text:p>Spotting Method</text:p>
          </table:table-cell>
          <table:table-cell table:style-name="ce143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2" table:style-name="ce80"/>
          <table:covered-table-cell table:style-name="ce104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Spotting ID</text:p>
          </table:table-cell>
          <table:table-cell table:style-name="ce60" table:content-validation-name="val3" office:value-type="string" calcext:value-type="string" table:number-columns-spanned="4" table:number-rows-spanned="1">
            <text:p>S01</text:p>
          </table:table-cell>
          <table:covered-table-cell table:number-columns-repeated="2" table:style-name="ce80"/>
          <table:covered-table-cell table:style-name="ce104"/>
          <table:table-cell table:style-name="ce115"/>
          <table:table-cell table:style-name="ce14"/>
          <table:table-cell table:style-name="ce122"/>
          <table:table-cell table:style-name="ce135" office:value-type="string" calcext:value-type="string">
            <text:p>Washing S ID</text:p>
          </table:table-cell>
          <table:table-cell table:style-name="ce144" table:formula="of:=VLOOKUP([.D15];[Spotting.C6:.E40];3;0)" office:value-type="string" office:string-value="WS01" calcext:value-type="string" table:number-columns-spanned="4" table:number-rows-spanned="1">
            <text:p>WS01</text:p>
          </table:table-cell>
          <table:covered-table-cell table:number-columns-repeated="2" table:style-name="ce109"/>
          <table:covered-table-cell table:style-name="ce6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4" office:value-type="string" calcext:value-type="string">
            <text:p>User</text:p>
          </table:table-cell>
          <table:table-cell table:style-name="ce61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3"/>
          <table:covered-table-cell table:style-name="ce105"/>
          <table:table-cell table:style-name="ce115"/>
          <table:table-cell table:style-name="ce14"/>
          <table:table-cell table:style-name="ce122"/>
          <table:table-cell table:style-name="ce136" office:value-type="string" calcext:value-type="string" table:number-columns-spanned="1" table:number-rows-spanned="5">
            <text:p>Comment</text:p>
          </table:table-cell>
          <table:table-cell table:style-name="ce145" table:formula="of:=VLOOKUP([.D15];[Spotting.C6:.I40];4;0)" office:value-type="string" office:string-value="Zugabe der Immobilisierungslösung reihenweise (je 12 wells). Dann zwei Minuten schütteln auf Thriller @600 rpm" calcext:value-type="string" table:number-columns-spanned="4" table:number-rows-spanned="5">
            <text:p>Zugabe der Immobilisierungslösung reihenweise (je 12 wells). Dann zwei Minuten schütteln auf Thriller @600 rpm</text:p>
          </table:table-cell>
          <table:covered-table-cell table:number-columns-repeated="2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5" office:value-type="string" calcext:value-type="string">
            <text:p>Humidity [%]</text:p>
          </table:table-cell>
          <table:table-cell table:style-name="ce61" table:number-columns-spanned="4" table:number-rows-spanned="1"/>
          <table:covered-table-cell table:style-name="ce81" table:content-validation-name="val9"/>
          <table:covered-table-cell table:style-name="ce93"/>
          <table:covered-table-cell table:style-name="ce105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6" office:value-type="string" calcext:value-type="string">
            <text:p>Temperature</text:p>
          </table:table-cell>
          <table:table-cell table:style-name="ce62" table:number-columns-spanned="4" table:number-rows-spanned="1"/>
          <table:covered-table-cell table:style-name="ce82" table:content-validation-name="val9"/>
          <table:covered-table-cell table:style-name="ce94"/>
          <table:covered-table-cell table:style-name="ce106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95"/>
          <table:table-cell table:style-name="ce32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7" office:value-type="string" calcext:value-type="string">
            <text:p>Incubation</text:p>
          </table:table-cell>
          <table:table-cell table:style-name="ce63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5" table:content-validation-name="val1"/>
          <table:table-cell table:style-name="ce114"/>
          <table:table-cell table:style-name="ce103"/>
          <table:table-cell table:style-name="ce124"/>
          <table:covered-table-cell table:style-name="ce138"/>
          <table:covered-table-cell table:number-columns-repeated="3" table:style-name="ce147"/>
          <table:covered-table-cell table:style-name="ce154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Starting</text:p>
          </table:table-cell>
          <table:table-cell table:style-name="ce64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6"/>
          <table:covered-table-cell table:style-name="ce27"/>
          <table:table-cell table:style-name="ce114"/>
          <table:table-cell table:style-name="ce103"/>
          <table:table-cell table:style-name="ce124"/>
          <table:table-cell table:style-name="ce139" table:number-columns-repeated="4"/>
          <table:table-cell table:style-name="ce155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Finishing</text:p>
          </table:table-cell>
          <table:table-cell table:style-name="ce65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2"/>
          <table:covered-table-cell table:style-name="ce76"/>
          <table:table-cell table:style-name="ce115"/>
          <table:table-cell table:style-name="ce103"/>
          <table:table-cell table:style-name="ce124"/>
          <table:table-cell table:style-name="ce57" table:number-columns-repeated="5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/>
          <table:table-cell table:style-name="ce11"/>
          <table:table-cell table:style-name="ce40" table:number-columns-repeated="4"/>
          <table:table-cell table:style-name="ce77"/>
          <table:table-cell table:style-name="ce116"/>
          <table:table-cell table:style-name="ce103"/>
          <table:table-cell table:style-name="ce125"/>
          <table:table-cell table:style-name="ce58" table:number-columns-repeated="5"/>
          <table:table-cell table:style-name="ce162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6">
          <table:table-cell/>
          <table:table-cell table:style-name="ce14"/>
          <table:table-cell table:style-name="ce41" table:number-columns-repeated="3"/>
          <table:table-cell table:style-name="ce41" table:content-validation-name="val1"/>
          <table:table-cell table:style-name="ce103" table:content-validation-name="val1" table:number-columns-repeated="8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 table:number-columns-repeated="18"/>
          <table:table-cell table:style-name="ce97" table:number-columns-repeated="988"/>
        </table:table-row>
        <table:table-row table:style-name="ro7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31"/>
          <table:covered-table-cell table:style-name="ce59"/>
          <table:table-cell table:style-name="ce79" table:number-columns-repeated="3"/>
          <table:table-cell table:style-name="ce113"/>
          <table:table-cell table:style-name="ce14"/>
          <table:table-cell table:style-name="ce126"/>
          <table:table-cell table:style-name="ce79" table:number-columns-repeated="5"/>
          <table:table-cell table:style-name="ce113"/>
          <table:table-cell table:number-columns-repeated="1007"/>
        </table:table-row>
        <table:table-row table:style-name="ro2">
          <table:table-cell table:number-columns-repeated="2"/>
          <table:table-cell table:style-name="ce32"/>
          <table:table-cell table:style-name="ce27" table:number-columns-repeated="4"/>
          <table:table-cell table:style-name="ce114"/>
          <table:table-cell table:style-name="ce41"/>
          <table:table-cell table:style-name="ce122"/>
          <table:table-cell table:style-name="ce134" office:value-type="string" calcext:value-type="string">
            <text:p>Quenching Method</text:p>
          </table:table-cell>
          <table:table-cell table:style-name="ce143" table:formula="of:=VLOOKUP([.D27];[Quenching.C5:.D53];2;0)" office:value-type="string" office:string-value="No Quenching" calcext:value-type="string" table:number-columns-spanned="4" table:number-rows-spanned="1">
            <text:p>No Quenching</text:p>
          </table:table-cell>
          <table:covered-table-cell table:number-columns-repeated="2" table:style-name="ce79"/>
          <table:covered-table-cell table:style-name="ce113"/>
          <table:table-cell table:number-columns-repeated="1008"/>
        </table:table-row>
        <table:table-row table:style-name="ro4">
          <table:table-cell table:number-columns-repeated="2"/>
          <table:table-cell table:style-name="ce42" office:value-type="string" calcext:value-type="string">
            <text:p>Queching ID</text:p>
          </table:table-cell>
          <table:table-cell table:style-name="ce66" table:content-validation-name="val6" office:value-type="string" calcext:value-type="string" table:number-columns-spanned="4" table:number-rows-spanned="1">
            <text:p>NO</text:p>
          </table:table-cell>
          <table:covered-table-cell table:number-columns-repeated="3" table:style-name="ce27"/>
          <table:table-cell table:style-name="ce114"/>
          <table:table-cell table:style-name="ce41"/>
          <table:table-cell table:style-name="ce122"/>
          <table:table-cell table:style-name="ce135" office:value-type="string" calcext:value-type="string">
            <text:p>Washing_Q_ID</text:p>
          </table:table-cell>
          <table:table-cell table:style-name="ce144" table:formula="of:=VLOOKUP([.D27];[Quenching.C6:.E54];3;0)" office:value-type="string" office:string-value="no" calcext:value-type="string" table:number-columns-spanned="4" table:number-rows-spanned="1">
            <text:p>no</text:p>
          </table:table-cell>
          <table:covered-table-cell table:number-columns-repeated="2" table:style-name="ce97"/>
          <table:covered-table-cell table:style-name="ce156"/>
          <table:table-cell table:number-columns-repeated="1008"/>
        </table:table-row>
        <table:table-row table:style-name="ro8">
          <table:table-cell table:number-columns-repeated="2"/>
          <table:table-cell table:style-name="ce34" office:value-type="string" calcext:value-type="string">
            <text:p>User</text:p>
          </table:table-cell>
          <table:table-cell table:style-name="ce61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3"/>
          <table:covered-table-cell table:style-name="ce105"/>
          <table:table-cell table:style-name="ce115"/>
          <table:table-cell table:style-name="ce14"/>
          <table:table-cell table:style-name="ce122"/>
          <table:table-cell table:style-name="ce136" office:value-type="string" calcext:value-type="string" table:number-columns-spanned="1" table:number-rows-spanned="5">
            <text:p>Comment</text:p>
          </table:table-cell>
          <table:table-cell table:style-name="ce145" table:formula="of:=VLOOKUP([.D27];[Quenching.C6:.I52];4;0)" office:value-type="float" office:value="0" calcext:value-type="float" table:number-columns-spanned="4" table:number-rows-spanned="5">
            <text:p>0</text:p>
          </table:table-cell>
          <table:covered-table-cell table:number-columns-repeated="2" table:style-name="ce146"/>
          <table:covered-table-cell table:style-name="ce153"/>
          <table:table-cell table:number-columns-repeated="1008"/>
        </table:table-row>
        <table:table-row table:style-name="ro2">
          <table:table-cell table:number-columns-repeated="2"/>
          <table:table-cell table:style-name="ce34" office:value-type="string" calcext:value-type="string">
            <text:p>Humidity [%]</text:p>
          </table:table-cell>
          <table:table-cell table:style-name="ce61" table:number-columns-spanned="4" table:number-rows-spanned="1"/>
          <table:covered-table-cell table:style-name="ce81" table:content-validation-name="val9"/>
          <table:covered-table-cell table:style-name="ce93"/>
          <table:covered-table-cell table:style-name="ce105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6" office:value-type="string" calcext:value-type="string">
            <text:p>Temperature [°C]</text:p>
          </table:table-cell>
          <table:table-cell table:style-name="ce62" table:number-columns-spanned="4" table:number-rows-spanned="1"/>
          <table:covered-table-cell table:style-name="ce82" table:content-validation-name="val9"/>
          <table:covered-table-cell table:style-name="ce94"/>
          <table:covered-table-cell table:style-name="ce106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95"/>
          <table:table-cell table:style-name="ce32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7" office:value-type="string" calcext:value-type="string">
            <text:p>Incubation</text:p>
          </table:table-cell>
          <table:table-cell table:style-name="ce63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5" table:content-validation-name="val1"/>
          <table:table-cell table:style-name="ce114"/>
          <table:table-cell table:style-name="ce103"/>
          <table:table-cell table:style-name="ce124"/>
          <table:covered-table-cell table:style-name="ce138"/>
          <table:covered-table-cell table:number-columns-repeated="3" table:style-name="ce147"/>
          <table:covered-table-cell table:style-name="ce154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Starting</text:p>
          </table:table-cell>
          <table:table-cell table:style-name="ce64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6"/>
          <table:covered-table-cell table:style-name="ce27"/>
          <table:table-cell table:style-name="ce114"/>
          <table:table-cell table:style-name="ce103"/>
          <table:table-cell table:style-name="ce124"/>
          <table:table-cell table:style-name="ce27" table:number-columns-repeated="4"/>
          <table:table-cell table:style-name="ce57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Finishing</text:p>
          </table:table-cell>
          <table:table-cell table:style-name="ce65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2"/>
          <table:covered-table-cell table:style-name="ce76"/>
          <table:table-cell table:style-name="ce115"/>
          <table:table-cell table:style-name="ce103"/>
          <table:table-cell table:style-name="ce124"/>
          <table:table-cell table:style-name="ce57" table:number-columns-repeated="5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9">
          <table:table-cell/>
          <table:table-cell table:style-name="ce11"/>
          <table:table-cell table:style-name="ce40" table:number-columns-repeated="4"/>
          <table:table-cell table:style-name="ce77"/>
          <table:table-cell table:style-name="ce116"/>
          <table:table-cell table:style-name="ce103"/>
          <table:table-cell table:style-name="ce125"/>
          <table:table-cell table:style-name="ce58" table:number-columns-repeated="5"/>
          <table:table-cell table:style-name="ce162"/>
          <table:table-cell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2">
          <table:table-cell/>
          <table:table-cell table:style-name="ce14"/>
          <table:table-cell table:style-name="ce41" table:number-columns-repeated="3"/>
          <table:table-cell table:style-name="ce41" table:content-validation-name="val1"/>
          <table:table-cell table:style-name="ce103" table:content-validation-name="val1" table:number-columns-repeated="2"/>
          <table:table-cell table:style-name="ce103"/>
          <table:table-cell table:style-name="ce103" table:content-validation-name="val1" table:number-columns-repeated="5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31"/>
          <table:covered-table-cell table:style-name="ce59"/>
          <table:table-cell table:style-name="ce79" table:number-columns-repeated="3"/>
          <table:table-cell table:style-name="ce113"/>
          <table:table-cell table:style-name="ce103"/>
          <table:table-cell table:style-name="ce126"/>
          <table:table-cell table:style-name="ce79" table:number-columns-repeated="5"/>
          <table:table-cell table:style-name="ce113"/>
          <table:table-cell table:number-columns-repeated="3"/>
          <table:table-cell table:style-name="ce174"/>
          <table:table-cell table:number-columns-repeated="1003"/>
        </table:table-row>
        <table:table-row table:style-name="ro2">
          <table:table-cell table:number-columns-repeated="2"/>
          <table:table-cell table:style-name="ce32"/>
          <table:table-cell table:style-name="ce27" table:number-columns-repeated="4"/>
          <table:table-cell table:style-name="ce114"/>
          <table:table-cell table:style-name="ce103"/>
          <table:table-cell table:style-name="ce122"/>
          <table:table-cell table:style-name="ce140" office:value-type="string" calcext:value-type="string">
            <text:p>Incubating method</text:p>
          </table:table-cell>
          <table:table-cell table:style-name="ce148" table:formula="of:=VLOOKUP([.D39];[Incubating.C5:.F47];2;0)" office:value-type="string" office:string-value="Im KS nach Abdeckung mit Klebefolie" calcext:value-type="string" table:number-columns-spanned="4" table:number-rows-spanned="1">
            <text:p>Im KS nach Abdeckung mit Klebefolie</text:p>
          </table:table-cell>
          <table:covered-table-cell table:number-columns-repeated="2" table:style-name="ce79"/>
          <table:covered-table-cell table:style-name="ce113"/>
          <table:table-cell/>
          <table:table-cell table:style-name="ce170"/>
          <table:table-cell table:number-columns-repeated="1006"/>
        </table:table-row>
        <table:table-row table:style-name="ro2">
          <table:table-cell table:number-columns-repeated="2"/>
          <table:table-cell table:style-name="ce42" office:value-type="string" calcext:value-type="string">
            <text:p>Incubating ID</text:p>
          </table:table-cell>
          <table:table-cell table:style-name="ce66" table:content-validation-name="val7" office:value-type="string" calcext:value-type="string" table:number-columns-spanned="4" table:number-rows-spanned="1">
            <text:p>I01</text:p>
          </table:table-cell>
          <table:covered-table-cell table:number-columns-repeated="3" table:style-name="ce27"/>
          <table:table-cell table:style-name="ce114"/>
          <table:table-cell table:style-name="ce103"/>
          <table:table-cell table:style-name="ce122"/>
          <table:table-cell table:style-name="ce135" office:value-type="string" calcext:value-type="string">
            <text:p>Washing_I_ID</text:p>
          </table:table-cell>
          <table:table-cell table:style-name="ce144" table:formula="of:=VLOOKUP([.D39];[Incubating.C5:.E66];3;0)" office:value-type="string" office:string-value="WI01" calcext:value-type="string" table:number-columns-spanned="4" table:number-rows-spanned="1">
            <text:p>WI01</text:p>
          </table:table-cell>
          <table:covered-table-cell table:number-columns-repeated="2" table:style-name="ce97"/>
          <table:covered-table-cell table:style-name="ce156"/>
          <table:table-cell table:number-columns-repeated="1008"/>
        </table:table-row>
        <table:table-row table:style-name="ro10">
          <table:table-cell table:number-columns-repeated="2"/>
          <table:table-cell table:style-name="ce34" office:value-type="string" calcext:value-type="string">
            <text:p>User</text:p>
          </table:table-cell>
          <table:table-cell table:style-name="ce61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3"/>
          <table:covered-table-cell table:style-name="ce105"/>
          <table:table-cell table:style-name="ce115"/>
          <table:table-cell table:style-name="ce103" table:content-validation-name="val1"/>
          <table:table-cell table:style-name="ce122"/>
          <table:table-cell table:style-name="ce136" office:value-type="string" calcext:value-type="string" table:number-columns-spanned="1" table:number-rows-spanned="5">
            <text:p>Comment</text:p>
          </table:table-cell>
          <table:table-cell table:style-name="ce145" table:formula="of:=VLOOKUP([.D39];[Incubating.C5:.G64];4;0)" office:value-type="float" office:value="0" calcext:value-type="float" table:number-columns-spanned="4" table:number-rows-spanned="5">
            <text:p>0</text:p>
          </table:table-cell>
          <table:covered-table-cell table:number-columns-repeated="2" table:style-name="ce146"/>
          <table:covered-table-cell table:style-name="ce153"/>
          <table:table-cell table:number-columns-repeated="1008"/>
        </table:table-row>
        <table:table-row table:style-name="ro2">
          <table:table-cell table:number-columns-repeated="2"/>
          <table:table-cell table:style-name="ce35" office:value-type="string" calcext:value-type="string">
            <text:p>Humidity [%]</text:p>
          </table:table-cell>
          <table:table-cell table:style-name="ce61" table:number-columns-spanned="4" table:number-rows-spanned="1"/>
          <table:covered-table-cell table:style-name="ce81" table:content-validation-name="val9"/>
          <table:covered-table-cell table:style-name="ce93"/>
          <table:covered-table-cell table:style-name="ce105"/>
          <table:table-cell table:style-name="ce114"/>
          <table:table-cell table:style-name="ce14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43" office:value-type="string" calcext:value-type="string">
            <text:p>Temperature [°C]</text:p>
          </table:table-cell>
          <table:table-cell table:style-name="ce62" table:number-columns-spanned="4" table:number-rows-spanned="1"/>
          <table:covered-table-cell table:style-name="ce82" table:content-validation-name="val9"/>
          <table:covered-table-cell table:style-name="ce94"/>
          <table:covered-table-cell table:style-name="ce106"/>
          <table:table-cell table:style-name="ce114"/>
          <table:table-cell table:style-name="ce41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95"/>
          <table:table-cell table:style-name="ce32"/>
          <table:table-cell table:style-name="ce114"/>
          <table:table-cell table:style-name="ce41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7" office:value-type="string" calcext:value-type="string">
            <text:p>Incubation</text:p>
          </table:table-cell>
          <table:table-cell table:style-name="ce63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5" table:content-validation-name="val1"/>
          <table:table-cell table:style-name="ce114"/>
          <table:table-cell table:style-name="ce14"/>
          <table:table-cell table:style-name="ce124"/>
          <table:covered-table-cell table:style-name="ce138"/>
          <table:covered-table-cell table:number-columns-repeated="3" table:style-name="ce147"/>
          <table:covered-table-cell table:style-name="ce154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Starting</text:p>
          </table:table-cell>
          <table:table-cell table:style-name="ce64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6"/>
          <table:covered-table-cell table:style-name="ce27"/>
          <table:table-cell table:style-name="ce114"/>
          <table:table-cell table:style-name="ce30"/>
          <table:table-cell table:style-name="ce124"/>
          <table:table-cell table:style-name="ce27" table:number-columns-repeated="4"/>
          <table:table-cell table:style-name="ce57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9" office:value-type="string" calcext:value-type="string">
            <text:p>Finishing</text:p>
          </table:table-cell>
          <table:table-cell table:style-name="ce65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2"/>
          <table:covered-table-cell table:style-name="ce76"/>
          <table:table-cell table:style-name="ce115"/>
          <table:table-cell table:style-name="ce30"/>
          <table:table-cell table:style-name="ce124"/>
          <table:table-cell table:style-name="ce57" table:number-columns-repeated="5"/>
          <table:table-cell/>
          <table:table-cell table:content-validation-name="val1"/>
          <table:table-cell table:number-columns-repeated="1006"/>
        </table:table-row>
        <table:table-row table:style-name="ro9">
          <table:table-cell/>
          <table:table-cell table:style-name="ce11"/>
          <table:table-cell table:style-name="ce40" table:number-columns-repeated="4"/>
          <table:table-cell table:style-name="ce77"/>
          <table:table-cell table:style-name="ce116"/>
          <table:table-cell table:style-name="ce103"/>
          <table:table-cell table:style-name="ce125"/>
          <table:table-cell table:style-name="ce58" table:number-columns-repeated="5"/>
          <table:table-cell table:style-name="ce162"/>
          <table:table-cell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11">
          <table:table-cell/>
          <table:table-cell table:style-name="ce14"/>
          <table:table-cell table:style-name="ce41" table:number-columns-repeated="3"/>
          <table:table-cell table:style-name="ce97" table:content-validation-name="val1"/>
          <table:table-cell table:style-name="ce103" table:content-validation-name="val1" table:number-columns-repeated="2"/>
          <table:table-cell table:style-name="ce103"/>
          <table:table-cell table:style-name="ce103" table:content-validation-name="val1" table:number-columns-repeated="5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2">
          <table:table-cell/>
          <table:table-cell table:style-name="ce14"/>
          <table:table-cell table:style-name="ce41" table:number-columns-repeated="3"/>
          <table:table-cell table:style-name="ce98" table:content-validation-name="val1"/>
          <table:table-cell table:style-name="ce103" table:content-validation-name="val1" table:number-columns-repeated="2"/>
          <table:table-cell table:style-name="ce103"/>
          <table:table-cell table:style-name="ce103" table:content-validation-name="val1" table:number-columns-repeated="5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12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4" office:value-type="string" calcext:value-type="string" table:number-columns-spanned="2" table:number-rows-spanned="2">
            <text:p>Data id</text:p>
          </table:table-cell>
          <table:covered-table-cell table:style-name="ce67"/>
          <table:table-cell table:style-name="ce86" office:value-type="string" calcext:value-type="string" table:number-columns-spanned="2" table:number-rows-spanned="2">
            <text:p>When</text:p>
          </table:table-cell>
          <table:covered-table-cell table:style-name="ce99"/>
          <table:table-cell table:style-name="ce107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27" office:value-type="string" calcext:value-type="string" table:number-columns-spanned="7" table:number-rows-spanned="2">
            <text:p>Comment</text:p>
          </table:table-cell>
          <table:covered-table-cell table:style-name="ce67"/>
          <table:covered-table-cell table:style-name="ce149"/>
          <table:covered-table-cell table:style-name="ce86"/>
          <table:covered-table-cell table:number-columns-repeated="2" table:style-name="ce67"/>
          <table:covered-table-cell table:style-name="ce163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5"/>
          <table:covered-table-cell table:style-name="ce100"/>
          <table:covered-table-cell table:number-columns-repeated="9" table:style-name="ce45"/>
          <table:covered-table-cell table:style-name="ce164"/>
          <table:table-cell table:number-columns-repeated="2"/>
          <table:table-cell table:style-name="ce173" table:number-columns-repeated="17"/>
          <table:table-cell table:style-name="ce97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6" office:value-type="string" calcext:value-type="string" table:number-columns-spanned="2" table:number-rows-spanned="2">
            <text:p>2017-05-12_MTP_R1_sub_back</text:p>
          </table:table-cell>
          <table:covered-table-cell table:style-name="ce68"/>
          <table:table-cell table:style-name="ce87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1" table:content-validation-name="val11"/>
          <table:table-cell table:style-name="ce108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17" table:content-validation-name="val1"/>
          <table:covered-table-cell table:style-name="ce120"/>
          <table:table-cell table:style-name="ce128" table:content-validation-name="val1" office:value-type="string" calcext:value-type="string" table:number-columns-spanned="7" table:number-rows-spanned="2">
            <text:p>Gain 2000, Subtracted Puffer with <text:s/>the corresponding virus from every spot intensity</text:p>
          </table:table-cell>
          <table:covered-table-cell table:number-columns-repeated="4" table:style-name="ce120" table:content-validation-name="val1"/>
          <table:covered-table-cell table:style-name="ce157" table:content-validation-name="val1"/>
          <table:covered-table-cell table:style-name="ce128" table:content-validation-name="val1"/>
          <table:table-cell table:number-columns-repeated="2"/>
          <table:table-cell table:style-name="ce173" table:number-columns-repeated="17"/>
          <table:table-cell table:style-name="ce97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2"/>
          <table:table-cell table:style-name="ce173" table:number-columns-repeated="17"/>
          <table:table-cell table:style-name="ce97" table:number-columns-repeated="988"/>
        </table:table-row>
        <table:table-row table:style-name="ro2">
          <table:table-cell table:style-name="ce4"/>
          <table:table-cell table:style-name="ce19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 table:number-columns-spanned="2" table:number-rows-spanned="2">
            <text:p>2017-05-12_MTP_R1_div_back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29" table:content-validation-name="val1" office:value-type="string" calcext:value-type="string" table:number-columns-spanned="7" table:number-rows-spanned="2">
            <text:p>Gain 2000, divded by the <text:s/>puffer with <text:s/>the coresponding virus from every spot intensity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48" office:value-type="string" calcext:value-type="string" table:number-columns-spanned="2" table:number-rows-spanned="2">
            <text:p>2017-05-12_MTP_R1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30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13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14">
          <table:table-cell table:style-name="ce4"/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48" office:value-type="string" calcext:value-type="string" table:number-columns-spanned="2" table:number-rows-spanned="2">
            <text:p>2017-05-12_MTP_R2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2" calcext:value-type="float" table:number-columns-spanned="3" table:number-rows-spanned="2">
            <text:p>2</text:p>
          </table:table-cell>
          <table:covered-table-cell table:style-name="ce118" table:content-validation-name="val1"/>
          <table:covered-table-cell table:style-name="ce47"/>
          <table:table-cell table:style-name="ce130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48" office:value-type="string" calcext:value-type="string" table:number-columns-spanned="2" table:number-rows-spanned="2">
            <text:p>2017-05-12_MTP_R3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3" calcext:value-type="float" table:number-columns-spanned="3" table:number-rows-spanned="2">
            <text:p>3</text:p>
          </table:table-cell>
          <table:covered-table-cell table:style-name="ce118" table:content-validation-name="val1"/>
          <table:covered-table-cell table:style-name="ce47"/>
          <table:table-cell table:style-name="ce129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48" office:value-type="string" calcext:value-type="string" table:number-columns-spanned="2" table:number-rows-spanned="2">
            <text:p>2017-05-12_MTP_wet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wet</text:p>
          </table:table-cell>
          <table:covered-table-cell table:style-name="ce102" table:content-validation-name="val11"/>
          <table:table-cell table:style-name="ce48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29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21" office:value-type="float" office:value="7" calcext:value-type="float" table:number-columns-spanned="1" table:number-rows-spanned="2">
            <text:p>7</text:p>
          </table:table-cell>
          <table:table-cell table:style-name="ce49" office:value-type="string" calcext:value-type="string" table:number-columns-spanned="2" table:number-rows-spanned="2">
            <text:p>2017-05-12_MTP_MTP_M_sub_wet</text:p>
          </table:table-cell>
          <table:covered-table-cell table:style-name="ce69"/>
          <table:table-cell table:style-name="ce89" table:content-validation-name="val11" office:value-type="string" calcext:value-type="string" table:number-columns-spanned="2" table:number-rows-spanned="2">
            <text:p>wet and dry</text:p>
          </table:table-cell>
          <table:covered-table-cell table:style-name="ce102" table:content-validation-name="val11"/>
          <table:table-cell table:style-name="ce49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31" table:content-validation-name="val1" office:value-type="string" calcext:value-type="string" table:number-columns-spanned="7" table:number-rows-spanned="2">
            <text:p>Gain 2000, 2017-05-12_MTP mean of 3 measurments – wet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2"/>
          <table:covered-table-cell table:style-name="ce50" table:content-validation-name="val1"/>
          <table:covered-table-cell table:style-name="ce50"/>
          <table:covered-table-cell table:style-name="ce50" table:content-validation-name="val11"/>
          <table:covered-table-cell table:style-name="ce82" table:content-validation-name="val11"/>
          <table:covered-table-cell table:number-columns-repeated="3" table:style-name="ce110"/>
          <table:covered-table-cell table:number-columns-repeated="6" table:style-name="ce132"/>
          <table:covered-table-cell table:style-name="ce166"/>
          <table:table-cell table:number-columns-repeated="1007"/>
        </table:table-row>
        <table:table-row table:style-name="ro2">
          <table:table-cell table:style-name="ce5"/>
          <table:table-cell table:style-name="ce23"/>
          <table:table-cell table:style-name="ce51" table:number-columns-repeated="3"/>
          <table:table-cell table:style-name="ce23" table:content-validation-name="val1"/>
          <table:table-cell table:style-name="ce111" table:content-validation-name="val1" table:number-columns-repeated="8"/>
          <table:table-cell table:style-name="ce159" table:content-validation-name="val1"/>
          <table:table-cell table:style-name="ce23" table:content-validation-name="val1"/>
          <table:table-cell table:style-name="ce171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52"/>
          <table:table-cell table:style-name="ce70"/>
          <table:table-cell table:style-name="ce6" table:number-columns-repeated="11"/>
          <table:table-cell table:style-name="ce71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71" table:number-columns-repeated="11"/>
          <table:table-cell table:style-name="ce6"/>
          <table:table-cell table:style-name="ce71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72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2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2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76"/>
          <table:table-cell table:style-name="ce179"/>
          <table:table-cell table:number-columns-repeated="1018"/>
        </table:table-row>
        <table:table-row table:style-name="ro2">
          <table:table-cell table:style-name="ce177"/>
          <table:table-cell table:style-name="ce180" office:value-type="string" calcext:value-type="string" table:number-columns-spanned="6" table:number-rows-spanned="2">
            <text:p>Spotting</text:p>
          </table:table-cell>
          <table:covered-table-cell table:style-name="ce183" table:content-validation-name="val14"/>
          <table:covered-table-cell table:style-name="ce188" table:content-validation-name="val15"/>
          <table:covered-table-cell table:style-name="ce188" table:content-validation-name="val17"/>
          <table:covered-table-cell table:style-name="ce188" table:content-validation-name="val14"/>
          <table:covered-table-cell table:style-name="ce202" table:content-validation-name="val14"/>
          <table:table-cell table:number-columns-repeated="1013"/>
        </table:table-row>
        <table:table-row table:style-name="ro2">
          <table:table-cell/>
          <table:covered-table-cell table:style-name="ce181" table:content-validation-name="val14"/>
          <table:covered-table-cell table:style-name="ce184" table:content-validation-name="val14"/>
          <table:covered-table-cell table:style-name="ce189" table:content-validation-name="val15"/>
          <table:covered-table-cell table:style-name="ce189" table:content-validation-name="val17"/>
          <table:covered-table-cell table:style-name="ce189" table:content-validation-name="val14"/>
          <table:covered-table-cell table:style-name="ce203" table:content-validation-name="val14"/>
          <table:table-cell table:number-columns-repeated="1013"/>
        </table:table-row>
        <table:table-row table:style-name="ro2">
          <table:table-cell/>
          <table:table-cell table:style-name="ce181" table:content-validation-name="val14"/>
          <table:table-cell table:style-name="ce185" table:content-validation-name="val14"/>
          <table:table-cell table:style-name="ce190" table:number-columns-spanned="3" table:number-rows-spanned="1"/>
          <table:covered-table-cell table:style-name="ce195" table:content-validation-name="val17"/>
          <table:covered-table-cell table:style-name="ce198" table:content-validation-name="val14"/>
          <table:table-cell table:style-name="ce204" table:content-validation-name="val14"/>
          <table:table-cell table:number-columns-repeated="1013"/>
        </table:table-row>
        <table:table-row table:style-name="ro15">
          <table:table-cell table:style-name="ce178"/>
          <table:table-cell table:style-name="ce182"/>
          <table:table-cell table:style-name="ce186" office:value-type="string" calcext:value-type="string">
            <text:p>Spotting ID</text:p>
          </table:table-cell>
          <table:table-cell table:style-name="ce191" office:value-type="string" calcext:value-type="string">
            <text:p>Spotting Method</text:p>
          </table:table-cell>
          <table:table-cell table:style-name="ce63" office:value-type="string" calcext:value-type="string">
            <text:p>Washing S ID</text:p>
          </table:table-cell>
          <table:table-cell table:style-name="ce83" office:value-type="string" calcext:value-type="string">
            <text:p>Comment</text:p>
          </table:table-cell>
          <table:table-cell table:style-name="ce205"/>
          <table:table-cell table:style-name="ce178" table:number-columns-repeated="1013"/>
        </table:table-row>
        <table:table-row table:style-name="ro16">
          <table:table-cell/>
          <table:table-cell table:style-name="ce181"/>
          <table:table-cell table:style-name="ce187" office:value-type="string" calcext:value-type="string">
            <text:p>S01</text:p>
          </table:table-cell>
          <table:table-cell table:style-name="ce192" table:content-validation-name="val15" office:value-type="string" calcext:value-type="string">
            <text:p>manuell</text:p>
          </table:table-cell>
          <table:table-cell table:style-name="ce196" table:content-validation-name="val17" office:value-type="string" calcext:value-type="string">
            <text:p>WS01</text:p>
          </table:table-cell>
          <table:table-cell table:style-name="ce199" office:value-type="string" calcext:value-type="string">
            <text:p>Zugabe der Immobilisierungslösung reihenweise (je 12 wells). Dann zwei Minuten schütteln auf Thriller @600 rpm</text:p>
          </table:table-cell>
          <table:table-cell table:style-name="ce206"/>
          <table:table-cell table:number-columns-repeated="1013"/>
        </table:table-row>
        <table:table-row table:style-name="ro2" table:number-rows-repeated="5">
          <table:table-cell/>
          <table:table-cell table:style-name="ce181"/>
          <table:table-cell table:style-name="ce187"/>
          <table:table-cell table:style-name="ce192" table:content-validation-name="val15"/>
          <table:table-cell table:style-name="ce196" table:content-validation-name="val17"/>
          <table:table-cell table:style-name="ce199"/>
          <table:table-cell table:style-name="ce206"/>
          <table:table-cell table:number-columns-repeated="1013"/>
        </table:table-row>
        <table:table-row table:style-name="ro2" table:number-rows-repeated="4">
          <table:table-cell/>
          <table:table-cell table:style-name="ce181"/>
          <table:table-cell table:style-name="ce187"/>
          <table:table-cell table:style-name="ce193" table:content-validation-name="val15"/>
          <table:table-cell table:style-name="ce197" table:content-validation-name="val17"/>
          <table:table-cell table:style-name="ce200"/>
          <table:table-cell table:style-name="ce206"/>
          <table:table-cell table:number-columns-repeated="1013"/>
        </table:table-row>
        <table:table-row table:style-name="ro2">
          <table:table-cell/>
          <table:table-cell table:style-name="ce181"/>
          <table:table-cell table:style-name="ce187"/>
          <table:table-cell table:style-name="ce194"/>
          <table:table-cell table:style-name="ce197" table:content-validation-name="val17"/>
          <table:table-cell table:style-name="ce200"/>
          <table:table-cell table:style-name="ce206"/>
          <table:table-cell table:number-columns-repeated="1013"/>
        </table:table-row>
        <table:table-row table:style-name="ro2" table:number-rows-repeated="21">
          <table:table-cell/>
          <table:table-cell table:style-name="ce181"/>
          <table:table-cell table:style-name="ce187"/>
          <table:table-cell table:style-name="ce193" table:content-validation-name="val15"/>
          <table:table-cell table:style-name="ce197" table:content-validation-name="val17"/>
          <table:table-cell table:style-name="ce200"/>
          <table:table-cell table:style-name="ce206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201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80" office:value-type="string" calcext:value-type="string" table:number-columns-spanned="6" table:number-rows-spanned="2">
            <text:p>Quenching</text:p>
          </table:table-cell>
          <table:covered-table-cell table:style-name="ce183"/>
          <table:covered-table-cell table:style-name="ce188" table:content-validation-name="val19"/>
          <table:covered-table-cell table:style-name="ce188" table:content-validation-name="val20"/>
          <table:covered-table-cell table:style-name="ce188"/>
          <table:covered-table-cell table:style-name="ce202"/>
          <table:table-cell table:number-columns-repeated="1010"/>
        </table:table-row>
        <table:table-row table:style-name="ro2">
          <table:table-cell/>
          <table:covered-table-cell table:style-name="ce181"/>
          <table:covered-table-cell table:style-name="ce184"/>
          <table:covered-table-cell table:style-name="ce189" table:content-validation-name="val19"/>
          <table:covered-table-cell table:style-name="ce189" table:content-validation-name="val20"/>
          <table:covered-table-cell table:style-name="ce189"/>
          <table:covered-table-cell table:style-name="ce203"/>
          <table:table-cell table:number-columns-repeated="1010"/>
        </table:table-row>
        <table:table-row table:style-name="ro2">
          <table:table-cell/>
          <table:table-cell table:style-name="ce181"/>
          <table:table-cell table:style-name="ce185"/>
          <table:table-cell table:style-name="ce195" table:content-validation-name="val19"/>
          <table:table-cell table:style-name="ce195" table:content-validation-name="val20"/>
          <table:table-cell table:style-name="ce198"/>
          <table:table-cell table:style-name="ce204"/>
          <table:table-cell table:number-columns-repeated="1010"/>
        </table:table-row>
        <table:table-row table:style-name="ro2">
          <table:table-cell table:style-name="ce178"/>
          <table:table-cell table:style-name="ce182"/>
          <table:table-cell table:style-name="ce207" office:value-type="string" calcext:value-type="string">
            <text:p>Queching ID</text:p>
          </table:table-cell>
          <table:table-cell table:style-name="ce63" office:value-type="string" calcext:value-type="string">
            <text:p>Quenching Method</text:p>
          </table:table-cell>
          <table:table-cell table:style-name="ce63" office:value-type="string" calcext:value-type="string">
            <text:p>Washing_Q_ID</text:p>
          </table:table-cell>
          <table:table-cell table:style-name="ce83" office:value-type="string" calcext:value-type="string">
            <text:p>Comment</text:p>
          </table:table-cell>
          <table:table-cell table:style-name="ce205"/>
          <table:table-cell table:style-name="ce178" table:number-columns-repeated="1010"/>
        </table:table-row>
        <table:table-row table:style-name="ro2">
          <table:table-cell/>
          <table:table-cell table:style-name="ce181"/>
          <table:table-cell table:style-name="ce208" office:value-type="string" calcext:value-type="string">
            <text:p>NO</text:p>
          </table:table-cell>
          <table:table-cell table:style-name="ce109" table:content-validation-name="val19" office:value-type="string" calcext:value-type="string">
            <text:p>No Quenching</text:p>
          </table:table-cell>
          <table:table-cell table:style-name="ce109" table:content-validation-name="val20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0"/>
        </table:table-row>
        <table:table-row table:style-name="ro2">
          <table:table-cell/>
          <table:table-cell table:style-name="ce181"/>
          <table:table-cell table:style-name="ce208" office:value-type="string" calcext:value-type="string">
            <text:p>Q01</text:p>
          </table:table-cell>
          <table:table-cell table:style-name="ce109" table:content-validation-name="val19"/>
          <table:table-cell table:style-name="ce48" table:content-validation-name="val20"/>
          <table:table-cell table:style-name="ce209"/>
          <table:table-cell table:style-name="ce206"/>
          <table:table-cell table:number-columns-repeated="1010"/>
        </table:table-row>
        <table:table-row table:style-name="ro2">
          <table:table-cell/>
          <table:table-cell table:style-name="ce181"/>
          <table:table-cell table:style-name="ce208" office:value-type="string" calcext:value-type="string">
            <text:p>Q02</text:p>
          </table:table-cell>
          <table:table-cell table:style-name="ce109" table:content-validation-name="val19"/>
          <table:table-cell table:style-name="ce109" table:content-validation-name="val20"/>
          <table:table-cell table:style-name="ce61"/>
          <table:table-cell table:style-name="ce206"/>
          <table:table-cell table:number-columns-repeated="1010"/>
        </table:table-row>
        <table:table-row table:style-name="ro2" table:number-rows-repeated="5">
          <table:table-cell/>
          <table:table-cell table:style-name="ce181"/>
          <table:table-cell table:style-name="ce208"/>
          <table:table-cell table:style-name="ce109" table:content-validation-name="val19"/>
          <table:table-cell table:style-name="ce109" table:content-validation-name="val20"/>
          <table:table-cell table:style-name="ce61"/>
          <table:table-cell table:style-name="ce206"/>
          <table:table-cell table:number-columns-repeated="1010"/>
        </table:table-row>
        <table:table-row table:style-name="ro2" table:number-rows-repeated="26">
          <table:table-cell/>
          <table:table-cell table:style-name="ce181"/>
          <table:table-cell table:style-name="ce208"/>
          <table:table-cell table:style-name="ce197" table:content-validation-name="val19"/>
          <table:table-cell table:style-name="ce197" table:content-validation-name="val20"/>
          <table:table-cell table:style-name="ce200"/>
          <table:table-cell table:style-name="ce206"/>
          <table:table-cell table:number-columns-repeated="1010"/>
        </table:table-row>
        <table:table-row table:style-name="ro2" table:number-rows-repeated="104853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76"/>
          <table:table-cell table:style-name="ce179"/>
          <table:table-cell table:number-columns-repeated="1019"/>
        </table:table-row>
        <table:table-row table:style-name="ro2">
          <table:table-cell table:style-name="ce177"/>
          <table:table-cell table:style-name="ce180" office:value-type="string" calcext:value-type="string" table:number-columns-spanned="6" table:number-rows-spanned="2">
            <text:p>Incubating</text:p>
          </table:table-cell>
          <table:covered-table-cell table:style-name="ce183"/>
          <table:covered-table-cell table:style-name="ce188" table:content-validation-name="val21"/>
          <table:covered-table-cell table:style-name="ce188" table:content-validation-name="val23"/>
          <table:covered-table-cell table:style-name="ce188"/>
          <table:covered-table-cell table:style-name="ce202"/>
          <table:table-cell table:number-columns-repeated="1014"/>
        </table:table-row>
        <table:table-row table:style-name="ro2">
          <table:table-cell/>
          <table:covered-table-cell table:style-name="ce181"/>
          <table:covered-table-cell table:style-name="ce184"/>
          <table:covered-table-cell table:style-name="ce189" table:content-validation-name="val21"/>
          <table:covered-table-cell table:style-name="ce189" table:content-validation-name="val23"/>
          <table:covered-table-cell table:style-name="ce189"/>
          <table:covered-table-cell table:style-name="ce203"/>
          <table:table-cell table:number-columns-repeated="1014"/>
        </table:table-row>
        <table:table-row table:style-name="ro2">
          <table:table-cell/>
          <table:table-cell table:style-name="ce181"/>
          <table:table-cell table:style-name="ce185"/>
          <table:table-cell table:style-name="ce190" table:number-columns-spanned="3" table:number-rows-spanned="1"/>
          <table:covered-table-cell table:style-name="ce195" table:content-validation-name="val23"/>
          <table:covered-table-cell table:style-name="ce198"/>
          <table:table-cell table:style-name="ce204"/>
          <table:table-cell table:number-columns-repeated="1014"/>
        </table:table-row>
        <table:table-row table:style-name="ro17">
          <table:table-cell table:style-name="ce178"/>
          <table:table-cell table:style-name="ce182"/>
          <table:table-cell table:style-name="ce207" office:value-type="string" calcext:value-type="string">
            <text:p>Incubating ID</text:p>
          </table:table-cell>
          <table:table-cell table:style-name="ce210" office:value-type="string" calcext:value-type="string">
            <text:p>Incubation Method</text:p>
          </table:table-cell>
          <table:table-cell table:style-name="ce212" office:value-type="string" calcext:value-type="string">
            <text:p>Washing I ID</text:p>
          </table:table-cell>
          <table:table-cell table:style-name="ce213" office:value-type="string" calcext:value-type="string">
            <text:p>Comment</text:p>
          </table:table-cell>
          <table:table-cell table:style-name="ce205"/>
          <table:table-cell table:style-name="ce178" table:number-columns-repeated="1014"/>
        </table:table-row>
        <table:table-row table:style-name="ro15">
          <table:table-cell/>
          <table:table-cell table:style-name="ce181"/>
          <table:table-cell table:style-name="ce208" office:value-type="string" calcext:value-type="string">
            <text:p>I01</text:p>
          </table:table-cell>
          <table:table-cell table:style-name="ce211" table:content-validation-name="val21" office:value-type="string" calcext:value-type="string">
            <text:p>Im KS nach Abdeckung mit Klebefolie</text:p>
          </table:table-cell>
          <table:table-cell table:style-name="ce109" table:content-validation-name="val23" office:value-type="string" calcext:value-type="string">
            <text:p>WI01</text:p>
          </table:table-cell>
          <table:table-cell table:style-name="ce61"/>
          <table:table-cell table:style-name="ce206"/>
          <table:table-cell table:number-columns-repeated="1014"/>
        </table:table-row>
        <table:table-row table:style-name="ro15">
          <table:table-cell/>
          <table:table-cell table:style-name="ce181"/>
          <table:table-cell table:style-name="ce208" office:value-type="string" calcext:value-type="string">
            <text:p>I02</text:p>
          </table:table-cell>
          <table:table-cell table:style-name="ce211" table:content-validation-name="val21" office:value-type="string" calcext:value-type="string">
            <text:p>Im KS nach Abdeckung mit Klebefolie</text:p>
          </table:table-cell>
          <table:table-cell table:style-name="ce109" table:content-validation-name="val23"/>
          <table:table-cell table:style-name="ce61" office:value-type="string" calcext:value-type="string">
            <text:p>Nach Zugabe einge Sekunden @ 600 rpm </text:p>
          </table:table-cell>
          <table:table-cell table:style-name="ce206"/>
          <table:table-cell table:number-columns-repeated="1014"/>
        </table:table-row>
        <table:table-row table:style-name="ro2" table:number-rows-repeated="5">
          <table:table-cell/>
          <table:table-cell table:style-name="ce181"/>
          <table:table-cell table:style-name="ce208"/>
          <table:table-cell table:style-name="ce211" table:content-validation-name="val21"/>
          <table:table-cell table:style-name="ce109" table:content-validation-name="val23"/>
          <table:table-cell table:style-name="ce61"/>
          <table:table-cell table:style-name="ce206"/>
          <table:table-cell table:number-columns-repeated="1014"/>
        </table:table-row>
        <table:table-row table:style-name="ro2" table:number-rows-repeated="26">
          <table:table-cell/>
          <table:table-cell table:style-name="ce181"/>
          <table:table-cell table:style-name="ce208"/>
          <table:table-cell table:style-name="ce193" table:content-validation-name="val21"/>
          <table:table-cell table:style-name="ce197" table:content-validation-name="val23"/>
          <table:table-cell table:style-name="ce200"/>
          <table:table-cell table:style-name="ce206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1"/>
          <table:table-cell table:content-validation-name="val23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37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7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97" table:number-columns-repeated="2"/>
          <table:table-cell table:style-name="ce218" office:value-type="string" calcext:value-type="string" table:number-columns-spanned="10" table:number-rows-spanned="1">
            <text:p>Peptide DB</text:p>
          </table:table-cell>
          <table:covered-table-cell table:style-name="ce218"/>
          <table:covered-table-cell table:number-columns-repeated="7" table:style-name="ce226"/>
          <table:covered-table-cell table:style-name="ce254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181"/>
          <table:table-cell table:style-name="ce185"/>
          <table:table-cell table:style-name="ce227" table:number-columns-repeated="7"/>
          <table:table-cell table:style-name="ce255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181"/>
          <table:table-cell table:style-name="ce185"/>
          <table:table-cell table:style-name="ce228" table:number-columns-spanned="7" table:number-rows-spanned="1"/>
          <table:covered-table-cell table:number-columns-repeated="3" table:style-name="ce238"/>
          <table:covered-table-cell table:style-name="ce246"/>
          <table:covered-table-cell table:number-columns-repeated="2" table:style-name="ce247"/>
          <table:table-cell table:style-name="ce204"/>
          <table:table-cell table:number-columns-repeated="1011"/>
        </table:table-row>
        <table:table-row table:style-name="ro19">
          <table:table-cell table:style-name="ce178"/>
          <table:table-cell table:style-name="ce216" table:number-columns-repeated="2"/>
          <table:table-cell table:style-name="ce219"/>
          <table:table-cell table:style-name="ce222" office:value-type="string" calcext:value-type="string">
            <text:p>Peptid ID</text:p>
          </table:table-cell>
          <table:table-cell table:style-name="ce229" office:value-type="string" calcext:value-type="string">
            <text:p>Linker</text:p>
          </table:table-cell>
          <table:table-cell table:style-name="ce239" office:value-type="string" calcext:value-type="string">
            <text:p>Spacer</text:p>
          </table:table-cell>
          <table:table-cell table:style-name="ce239" office:value-type="string" calcext:value-type="string">
            <text:p>Sequence</text:p>
          </table:table-cell>
          <table:table-cell table:style-name="ce239" office:value-type="string" calcext:value-type="string">
            <text:p>C-terminus</text:p>
          </table:table-cell>
          <table:table-cell table:style-name="ce239" office:value-type="string" calcext:value-type="string">
            <text:p>Name</text:p>
          </table:table-cell>
          <table:table-cell table:style-name="ce248" office:value-type="string" calcext:value-type="string">
            <text:p>Reference</text:p>
          </table:table-cell>
          <table:table-cell table:style-name="ce249" office:value-type="string" calcext:value-type="string">
            <text:p>Comment</text:p>
          </table:table-cell>
          <table:table-cell table:style-name="ce205"/>
          <table:table-cell table:style-name="ce178"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3" office:value-type="string" calcext:value-type="string">
            <text:p>Puffer001</text:p>
          </table:table-cell>
          <table:table-cell table:style-name="ce230"/>
          <table:table-cell table:style-name="ce45" table:number-columns-repeated="3"/>
          <table:table-cell table:style-name="ce109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Buffer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3" office:value-type="string" calcext:value-type="string">
            <text:p>Empty</text:p>
          </table:table-cell>
          <table:table-cell table:style-name="ce230"/>
          <table:table-cell table:style-name="ce45" table:number-columns-repeated="3"/>
          <table:table-cell table:style-name="ce109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Empty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Dye001</text:p>
          </table:table-cell>
          <table:table-cell table:style-name="ce231"/>
          <table:table-cell table:style-name="ce240" table:number-columns-repeated="3"/>
          <table:table-cell table:style-name="ce240" office:value-type="string" calcext:value-type="string">
            <text:p>DY-634</text:p>
          </table:table-cell>
          <table:table-cell table:style-name="ce240" table:content-validation-name="val25" office:value-type="string" calcext:value-type="string">
            <text:p>Yes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1</text:p>
          </table:table-cell>
          <table:table-cell table:style-name="ce231" office:value-type="string" calcext:value-type="string">
            <text:p>KKKK</text:p>
          </table:table-cell>
          <table:table-cell table:style-name="ce240"/>
          <table:table-cell table:style-name="ce240" office:value-type="string" calcext:value-type="string">
            <text:p>FYDYDVFY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-Lys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 office:value-type="string" calcext:value-type="string">
            <text:p>Peptide 6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2</text:p>
          </table:table-cell>
          <table:table-cell table:style-name="ce231" office:value-type="string" calcext:value-type="string">
            <text:p>KK</text:p>
          </table:table-cell>
          <table:table-cell table:style-name="ce240" office:value-type="string" calcext:value-type="string">
            <text:p>ßAßA</text:p>
          </table:table-cell>
          <table:table-cell table:style-name="ce240" office:value-type="string" calcext:value-type="string">
            <text:p>LGVIWAGGNTNY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C-Lys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3</text:p>
          </table:table-cell>
          <table:table-cell table:style-name="ce231"/>
          <table:table-cell table:style-name="ce240"/>
          <table:table-cell table:style-name="ce240" office:value-type="string" calcext:value-type="string">
            <text:p>SGFLLISNGVHWV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A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4</text:p>
          </table:table-cell>
          <table:table-cell table:style-name="ce231"/>
          <table:table-cell table:style-name="ce240"/>
          <table:table-cell table:style-name="ce240" office:value-type="string" calcext:value-type="string">
            <text:p>ARDFYDYDVFYYAMD 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5</text:p>
          </table:table-cell>
          <table:table-cell table:style-name="ce231"/>
          <table:table-cell table:style-name="ce240"/>
          <table:table-cell table:style-name="ce240" office:value-type="string" calcext:value-type="string">
            <text:p>ARDFYGYDVFFYAMD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GF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6</text:p>
          </table:table-cell>
          <table:table-cell table:style-name="ce231"/>
          <table:table-cell table:style-name="ce240"/>
          <table:table-cell table:style-name="ce240" office:value-type="string" calcext:value-type="string">
            <text:p>ARDFYDPDVFYYAMD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P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7</text:p>
          </table:table-cell>
          <table:table-cell table:style-name="ce231" office:value-type="string" calcext:value-type="string">
            <text:p>KKKK</text:p>
          </table:table-cell>
          <table:table-cell table:style-name="ce240"/>
          <table:table-cell table:style-name="ce240" office:value-type="string" calcext:value-type="string">
            <text:p>SGFLLISN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A-Lys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08</text:p>
          </table:table-cell>
          <table:table-cell table:style-name="ce232" office:value-type="string" calcext:value-type="string">
            <text:p><text:span text:style-name="T2">KKK</text:span></text:p>
          </table:table-cell>
          <table:table-cell table:style-name="ce241"/>
          <table:table-cell table:style-name="ce241" office:value-type="string" calcext:value-type="string">
            <text:p><text:span text:style-name="T2">FYDPDVFY</text:span>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7</text:span>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09</text:p>
          </table:table-cell>
          <table:table-cell table:style-name="ce233" office:value-type="string" calcext:value-type="string">
            <text:p>KKK</text:p>
          </table:table-cell>
          <table:table-cell table:style-name="ce242"/>
          <table:table-cell table:style-name="ce242" office:value-type="string" calcext:value-type="string">
            <text:p>LYGYDVFF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8</text:span>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0</text:p>
          </table:table-cell>
          <table:table-cell table:style-name="ce233" office:value-type="string" calcext:value-type="string">
            <text:p>KKK</text:p>
          </table:table-cell>
          <table:table-cell table:style-name="ce242"/>
          <table:table-cell table:style-name="ce242" office:value-type="string" calcext:value-type="string">
            <text:p>FYGYDVAF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9</text:span>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1</text:p>
          </table:table-cell>
          <table:table-cell table:style-name="ce232" office:value-type="string" calcext:value-type="string">
            <text:p><text:span text:style-name="T2">DOA-KK</text:span></text:p>
          </table:table-cell>
          <table:table-cell table:style-name="ce241"/>
          <table:table-cell table:style-name="ce241" office:value-type="string" calcext:value-type="string">
            <text:p><text:span text:style-name="T2">FYDYDVFY</text:span>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11</text:span></text:p>
          </table:table-cell>
          <table:table-cell table:style-name="ce256"/>
          <table:table-cell table:style-name="ce214" table:number-columns-repeated="1011"/>
        </table:table-row>
        <table:table-row table:style-name="ro2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2</text:p>
          </table:table-cell>
          <table:table-cell table:style-name="ce234"/>
          <table:table-cell table:style-name="ce243"/>
          <table:table-cell table:style-name="ce243" office:value-type="string" calcext:value-type="string">
            <text:p>Fetuin</text:p>
          </table:table-cell>
          <table:table-cell table:style-name="ce243" table:number-columns-repeated="2"/>
          <table:table-cell table:style-name="ce243" table:content-validation-name="val25" office:value-type="string" calcext:value-type="string">
            <text:p>No</text:p>
          </table:table-cell>
          <table:table-cell table:style-name="ce252" office:value-type="string" calcext:value-type="string">
            <text:p>Fetuin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3</text:p>
          </table:table-cell>
          <table:table-cell table:style-name="ce233" office:value-type="string" calcext:value-type="string">
            <text:p>C-KK</text:p>
          </table:table-cell>
          <table:table-cell table:style-name="ce242"/>
          <table:table-cell table:style-name="ce242" office:value-type="string" calcext:value-type="string">
            <text:p>ARDFYDYDVFYAMD</text:p>
          </table:table-cell>
          <table:table-cell table:style-name="ce242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3" office:value-type="string" calcext:value-type="string">
            <text:p><text:span text:style-name="T2">Peptid Nenad</text:span></text:p>
          </table:table-cell>
          <table:table-cell table:style-name="ce256"/>
          <table:table-cell table:style-name="ce214" table:number-columns-repeated="1011"/>
        </table:table-row>
        <table:table-row table:style-name="ro21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4</text:p>
          </table:table-cell>
          <table:table-cell table:style-name="ce234" office:value-type="string" calcext:value-type="string">
            <text:p>Ahx-KK</text:p>
          </table:table-cell>
          <table:table-cell table:style-name="ce243"/>
          <table:table-cell table:style-name="ce244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0</text:p>
          </table:table-cell>
          <table:table-cell table:style-name="ce256"/>
          <table:table-cell table:style-name="ce214" table:number-columns-repeated="1011"/>
        </table:table-row>
        <table:table-row table:style-name="ro21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5</text:p>
          </table:table-cell>
          <table:table-cell table:style-name="ce234" office:value-type="string" calcext:value-type="string">
            <text:p>KK-SG</text:p>
          </table:table-cell>
          <table:table-cell table:style-name="ce243"/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2</text:p>
          </table:table-cell>
          <table:table-cell table:style-name="ce256"/>
          <table:table-cell table:style-name="ce214"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6</text:p>
          </table:table-cell>
          <table:table-cell table:style-name="ce234"/>
          <table:table-cell table:style-name="ce243" office:value-type="string" calcext:value-type="string">
            <text:p>ßAßAßA</text:p>
          </table:table-cell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0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3</text:p>
          </table:table-cell>
          <table:table-cell table:style-name="ce206"/>
          <table:table-cell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7</text:p>
          </table:table-cell>
          <table:table-cell table:style-name="ce234"/>
          <table:table-cell table:style-name="ce243" office:value-type="string" calcext:value-type="string">
            <text:p>ßAßAK</text:p>
          </table:table-cell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0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4</text:p>
          </table:table-cell>
          <table:table-cell table:style-name="ce206"/>
          <table:table-cell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8</text:p>
          </table:table-cell>
          <table:table-cell table:style-name="ce235" office:value-type="string" calcext:value-type="string">
            <text:p>ßAKK</text:p>
          </table:table-cell>
          <table:table-cell table:style-name="ce243"/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5</text:p>
          </table:table-cell>
          <table:table-cell table:style-name="ce206"/>
          <table:table-cell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9</text:p>
          </table:table-cell>
          <table:table-cell table:style-name="ce235" office:value-type="string" calcext:value-type="string">
            <text:p>KKK</text:p>
          </table:table-cell>
          <table:table-cell table:style-name="ce243"/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6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0</text:p>
          </table:table-cell>
          <table:table-cell table:style-name="ce233" office:value-type="string" calcext:value-type="string">
            <text:p>KKK</text:p>
          </table:table-cell>
          <table:table-cell table:style-name="ce242"/>
          <table:table-cell table:style-name="ce242" office:value-type="string" calcext:value-type="string">
            <text:p>FYDYDVFF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7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A001</text:p>
          </table:table-cell>
          <table:table-cell table:style-name="ce236"/>
          <table:table-cell table:style-name="ce241"/>
          <table:table-cell table:style-name="ce241" office:value-type="string" calcext:value-type="string">
            <text:p>Anti-Körper </text:p>
          </table:table-cell>
          <table:table-cell table:style-name="ce241"/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1</text:p>
          </table:table-cell>
          <table:table-cell table:style-name="ce234"/>
          <table:table-cell table:style-name="ce243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252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2</text:p>
          </table:table-cell>
          <table:table-cell table:style-name="ce233"/>
          <table:table-cell table:style-name="ce242" table:number-columns-repeated="3"/>
          <table:table-cell table:style-name="ce243"/>
          <table:table-cell table:style-name="ce240" table:content-validation-name="val25" office:value-type="string" calcext:value-type="string">
            <text:p>No</text:p>
          </table:table-cell>
          <table:table-cell table:style-name="ce253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3</text:p>
          </table:table-cell>
          <table:table-cell table:style-name="ce234"/>
          <table:table-cell table:style-name="ce243" table:number-columns-repeated="4"/>
          <table:table-cell table:style-name="ce240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4</text:p>
          </table:table-cell>
          <table:table-cell table:style-name="ce234"/>
          <table:table-cell table:style-name="ce243" table:number-columns-repeated="4"/>
          <table:table-cell table:style-name="ce240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5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6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7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8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9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30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31</text:p>
          </table:table-cell>
          <table:table-cell table:style-name="ce231"/>
          <table:table-cell table:style-name="ce240" table:number-columns-repeated="4"/>
          <table:table-cell table:style-name="ce240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 table:number-rows-repeated="2">
          <table:table-cell/>
          <table:table-cell table:style-name="ce97" table:number-columns-repeated="3"/>
          <table:table-cell table:style-name="ce225"/>
          <table:table-cell table:style-name="ce173"/>
          <table:table-cell table:style-name="ce97" table:number-columns-repeated="5"/>
          <table:table-cell table:style-name="ce173"/>
          <table:table-cell table:style-name="ce97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7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2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59"/>
          <table:table-cell table:style-name="ce263" office:value-type="string" calcext:value-type="string" table:number-columns-spanned="14" table:number-rows-spanned="2">
            <text:p>Peptides</text:p>
          </table:table-cell>
          <table:covered-table-cell table:style-name="ce267" table:content-validation-name="val26"/>
          <table:covered-table-cell table:number-columns-repeated="6" table:style-name="ce267"/>
          <table:covered-table-cell table:style-name="ce267" table:content-validation-name="val28"/>
          <table:covered-table-cell table:style-name="ce267" table:content-validation-name="val1"/>
          <table:covered-table-cell table:number-columns-repeated="3" table:style-name="ce267"/>
          <table:covered-table-cell table:style-name="ce286"/>
          <table:table-cell table:style-name="ce290"/>
          <table:table-cell table:number-columns-repeated="1007"/>
        </table:table-row>
        <table:table-row table:style-name="ro2">
          <table:table-cell/>
          <table:table-cell table:style-name="ce260"/>
          <table:covered-table-cell table:style-name="ce264"/>
          <table:covered-table-cell table:style-name="ce268" table:content-validation-name="val26"/>
          <table:covered-table-cell table:number-columns-repeated="6" table:style-name="ce268"/>
          <table:covered-table-cell table:style-name="ce268" table:content-validation-name="val28"/>
          <table:covered-table-cell table:style-name="ce268" table:content-validation-name="val1"/>
          <table:covered-table-cell table:number-columns-repeated="3" table:style-name="ce268"/>
          <table:covered-table-cell table:style-name="ce287"/>
          <table:table-cell table:style-name="ce291"/>
          <table:table-cell table:number-columns-repeated="1007"/>
        </table:table-row>
        <table:table-row table:style-name="ro2">
          <table:table-cell/>
          <table:table-cell table:style-name="ce260"/>
          <table:table-cell table:style-name="ce265"/>
          <table:table-cell table:style-name="ce269" table:content-validation-name="val27"/>
          <table:table-cell table:style-name="ce269" table:number-columns-repeated="6"/>
          <table:table-cell table:style-name="ce269" table:content-validation-name="val28"/>
          <table:table-cell table:style-name="ce269" table:content-validation-name="val1"/>
          <table:table-cell table:style-name="ce269" table:number-columns-repeated="3"/>
          <table:table-cell table:style-name="ce265"/>
          <table:table-cell table:style-name="ce291"/>
          <table:table-cell table:number-columns-repeated="1007"/>
        </table:table-row>
        <table:table-row table:style-name="ro20">
          <table:table-cell table:style-name="ce257"/>
          <table:table-cell table:style-name="ce260"/>
          <table:table-cell table:style-name="ce265"/>
          <table:table-cell table:style-name="ce270" office:value-type="string" calcext:value-type="string" table:number-columns-spanned="5" table:number-rows-spanned="1">
            <text:p>General</text:p>
          </table:table-cell>
          <table:covered-table-cell table:number-columns-repeated="4" table:style-name="ce273"/>
          <table:table-cell table:style-name="ce278"/>
          <table:table-cell table:style-name="ce281" office:value-type="string" calcext:value-type="string" table:number-columns-spanned="7" table:number-rows-spanned="1">
            <text:p>Batch</text:p>
          </table:table-cell>
          <table:covered-table-cell table:style-name="ce283" table:content-validation-name="val28"/>
          <table:covered-table-cell table:style-name="ce283" table:content-validation-name="val1"/>
          <table:covered-table-cell table:number-columns-repeated="3" table:style-name="ce283"/>
          <table:covered-table-cell table:style-name="ce288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8">
          <table:table-cell table:style-name="ce258"/>
          <table:table-cell table:style-name="ce261"/>
          <table:table-cell table:style-name="ce229" office:value-type="string" calcext:value-type="string">
            <text:p>Ligand id</text:p>
          </table:table-cell>
          <table:table-cell table:style-name="ce229" office:value-type="string" calcext:value-type="string">
            <text:p>Peptide ID</text:p>
          </table:table-cell>
          <table:table-cell table:style-name="ce229" office:value-type="string" calcext:value-type="string">
            <text:p>Linker</text:p>
          </table:table-cell>
          <table:table-cell table:style-name="ce239" office:value-type="string" calcext:value-type="string">
            <text:p>Spacer</text:p>
          </table:table-cell>
          <table:table-cell table:style-name="ce239" office:value-type="string" calcext:value-type="string">
            <text:p>Sequence</text:p>
          </table:table-cell>
          <table:table-cell table:style-name="ce275" office:value-type="string" calcext:value-type="string">
            <text:p>C-terminus</text:p>
          </table:table-cell>
          <table:table-cell table:style-name="ce279"/>
          <table:table-cell table:style-name="ce282" office:value-type="string" calcext:value-type="string">
            <text:p>Concentration [mg/ml]</text:p>
          </table:table-cell>
          <table:table-cell table:style-name="ce239" office:value-type="string" calcext:value-type="string">
            <text:p>Buffer </text:p>
          </table:table-cell>
          <table:table-cell table:style-name="ce239" table:content-validation-name="val1" office:value-type="string" calcext:value-type="string">
            <text:p>pH</text:p>
          </table:table-cell>
          <table:table-cell table:style-name="ce239" office:value-type="string" calcext:value-type="string">
            <text:p>Purity (MS)</text:p>
          </table:table-cell>
          <table:table-cell table:style-name="ce239" office:value-type="string" calcext:value-type="string">
            <text:p>Synthesized by </text:p>
          </table:table-cell>
          <table:table-cell table:style-name="ce239" office:value-type="string" calcext:value-type="string">
            <text:p>Synthesization Date</text:p>
          </table:table-cell>
          <table:table-cell table:style-name="ce275" office:value-type="string" calcext:value-type="string">
            <text:p>Comment</text:p>
          </table:table-cell>
          <table:table-cell table:style-name="ce293"/>
          <table:table-cell table:style-name="ce294" table:number-columns-repeated="4"/>
          <table:table-cell table:style-name="ce258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No</text:p>
          </table:table-cell>
          <table:table-cell table:style-name="ce271" table:content-validation-name="val26" office:value-type="string" calcext:value-type="string">
            <text:p>Empty</text:p>
          </table:table-cell>
          <table:table-cell table:style-name="ce274" table:formula="of:=VLOOKUP([.D7];['Peptide db'.E4:.G38] ;2;0)" office:value-type="float" office:value="0" calcext:value-type="float">
            <text:p>0</text:p>
          </table:table-cell>
          <table:table-cell table:style-name="ce274" table:formula="of:=VLOOKUP([.D7];['Peptide db'.E4:.G38] ;3;0)" office:value-type="float" office:value="0" calcext:value-type="float">
            <text:p>0</text:p>
          </table:table-cell>
          <table:table-cell table:style-name="ce274" table:formula="of:=VLOOKUP([.D7];['Peptide db'.E4:.I38] ;4;0)" office:value-type="float" office:value="0" calcext:value-type="float">
            <text:p>0</text:p>
          </table:table-cell>
          <table:table-cell table:style-name="ce276" table:formula="of:=VLOOKUP([.D7];['Peptide db'.E4:.I38] ;5;0)" office:value-type="float" office:value="0" calcext:value-type="float">
            <text:p>0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Buffer</text:p>
          </table:table-cell>
          <table:table-cell table:style-name="ce271" table:content-validation-name="val26"/>
          <table:table-cell table:style-name="ce274" table:number-columns-repeated="3"/>
          <table:table-cell table:style-name="ce276"/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1</text:p>
          </table:table-cell>
          <table:table-cell table:style-name="ce271" table:content-validation-name="val26" office:value-type="string" calcext:value-type="string">
            <text:p>P012</text:p>
          </table:table-cell>
          <table:table-cell table:style-name="ce274" table:formula="of:=VLOOKUP([.D9];['Peptide db'.E6:.G40] ;2;0)" office:value-type="float" office:value="0" calcext:value-type="float">
            <text:p>0</text:p>
          </table:table-cell>
          <table:table-cell table:style-name="ce274" table:formula="of:=VLOOKUP([.D9];['Peptide db'.E6:.H40] ;3;0)" office:value-type="float" office:value="0" calcext:value-type="float">
            <text:p>0</text:p>
          </table:table-cell>
          <table:table-cell table:style-name="ce274" table:formula="of:=VLOOKUP([.D9];['Peptide db'.E6:.I40] ;4;0)" office:value-type="string" office:string-value="Fetuin" calcext:value-type="string">
            <text:p>Fetuin</text:p>
          </table:table-cell>
          <table:table-cell table:style-name="ce276" table:formula="of:=VLOOKUP([.D9];['Peptide db'.E6:.J40] ;5;0)" office:value-type="float" office:value="0" calcext:value-type="float">
            <text:p>0</text:p>
          </table:table-cell>
          <table:table-cell table:style-name="ce280"/>
          <table:table-cell table:style-name="ce211" office:value-type="float" office:value="0.1" calcext:value-type="float">
            <text:p>0.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5" table:content-validation-name="val30" office:value-type="date" office:date-value="2017-05-09" calcext:value-type="date">
            <text:p>05/09/17</text:p>
          </table:table-cell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2</text:p>
          </table:table-cell>
          <table:table-cell table:style-name="ce271" table:content-validation-name="val26" office:value-type="string" calcext:value-type="string">
            <text:p>P001</text:p>
          </table:table-cell>
          <table:table-cell table:style-name="ce274" table:formula="of:=VLOOKUP([.D10];['Peptide db'.E6:.G40] ;2;0)" office:value-type="string" office:string-value="KKKK" calcext:value-type="string">
            <text:p>KKKK</text:p>
          </table:table-cell>
          <table:table-cell table:style-name="ce274" table:formula="of:=VLOOKUP([.D10];['Peptide db'.E6:.G40] ;3;0)" office:value-type="float" office:value="0" calcext:value-type="float">
            <text:p>0</text:p>
          </table:table-cell>
          <table:table-cell table:style-name="ce274" table:formula="of:=VLOOKUP([.D10];['Peptide db'.E6:.I40] ;4;0)" office:value-type="string" office:string-value="FYDYDVFY" calcext:value-type="string">
            <text:p>FYDYDVFY</text:p>
          </table:table-cell>
          <table:table-cell table:style-name="ce276" table:formula="of:=VLOOKUP([.D10];['Peptide db'.E6:.I40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5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3</text:p>
          </table:table-cell>
          <table:table-cell table:style-name="ce271" table:content-validation-name="val26" office:value-type="string" calcext:value-type="string">
            <text:p>P008</text:p>
          </table:table-cell>
          <table:table-cell table:style-name="ce274" table:formula="of:=VLOOKUP([.D11];['Peptide db'.E7:.G41] ;2;0)" office:value-type="string" office:string-value="KKK" calcext:value-type="string">
            <text:p>KKK</text:p>
          </table:table-cell>
          <table:table-cell table:style-name="ce274" table:formula="of:=VLOOKUP([.D11];['Peptide db'.E7:.G41] ;3;0)" office:value-type="float" office:value="0" calcext:value-type="float">
            <text:p>0</text:p>
          </table:table-cell>
          <table:table-cell table:style-name="ce274" table:formula="of:=VLOOKUP([.D11];['Peptide db'.E7:.I41] ;4;0)" office:value-type="string" office:string-value="FYDPDVFY" calcext:value-type="string">
            <text:p>FYDPDVFY</text:p>
          </table:table-cell>
          <table:table-cell table:style-name="ce276" table:formula="of:=VLOOKUP([.D11];['Peptide db'.E7:.I41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5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4</text:p>
          </table:table-cell>
          <table:table-cell table:style-name="ce271" table:content-validation-name="val26" office:value-type="string" calcext:value-type="string">
            <text:p>P009</text:p>
          </table:table-cell>
          <table:table-cell table:style-name="ce274" table:formula="of:=VLOOKUP([.D12];['Peptide db'.E8:.G42] ;2;0)" office:value-type="string" office:string-value="KKK" calcext:value-type="string">
            <text:p>KKK</text:p>
          </table:table-cell>
          <table:table-cell table:style-name="ce274" table:formula="of:=VLOOKUP([.D12];['Peptide db'.E8:.G42] ;3;0)" office:value-type="float" office:value="0" calcext:value-type="float">
            <text:p>0</text:p>
          </table:table-cell>
          <table:table-cell table:style-name="ce274" table:formula="of:=VLOOKUP([.D12];['Peptide db'.E8:.I42] ;4;0)" office:value-type="string" office:string-value="LYGYDVFF" calcext:value-type="string">
            <text:p>LYGYDVFF</text:p>
          </table:table-cell>
          <table:table-cell table:style-name="ce276" table:formula="of:=VLOOKUP([.D12];['Peptide db'.E8:.I42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5</text:p>
          </table:table-cell>
          <table:table-cell table:style-name="ce271" table:content-validation-name="val26" office:value-type="string" calcext:value-type="string">
            <text:p>P010</text:p>
          </table:table-cell>
          <table:table-cell table:style-name="ce274" table:formula="of:=VLOOKUP([.D13];['Peptide db'.E9:.G43] ;2;0)" office:value-type="string" office:string-value="KKK" calcext:value-type="string">
            <text:p>KKK</text:p>
          </table:table-cell>
          <table:table-cell table:style-name="ce274" table:formula="of:=VLOOKUP([.D13];['Peptide db'.E9:.G43] ;3;0)" office:value-type="float" office:value="0" calcext:value-type="float">
            <text:p>0</text:p>
          </table:table-cell>
          <table:table-cell table:style-name="ce274" table:formula="of:=VLOOKUP([.D13];['Peptide db'.E9:.I43] ;4;0)" office:value-type="string" office:string-value="FYGYDVAF" calcext:value-type="string">
            <text:p>FYGYDVAF</text:p>
          </table:table-cell>
          <table:table-cell table:style-name="ce276" table:formula="of:=VLOOKUP([.D13];['Peptide db'.E9:.I43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6</text:p>
          </table:table-cell>
          <table:table-cell table:style-name="ce271" table:content-validation-name="val26" office:value-type="string" calcext:value-type="string">
            <text:p>P011</text:p>
          </table:table-cell>
          <table:table-cell table:style-name="ce274" table:formula="of:=VLOOKUP([.D14];['Peptide db'.E10:.G44] ;2;0)" office:value-type="string" office:string-value="DOA-KK" calcext:value-type="string">
            <text:p>DOA-KK</text:p>
          </table:table-cell>
          <table:table-cell table:style-name="ce274" table:formula="of:=VLOOKUP([.D14];['Peptide db'.E10:.G44] ;3;0)" office:value-type="float" office:value="0" calcext:value-type="float">
            <text:p>0</text:p>
          </table:table-cell>
          <table:table-cell table:style-name="ce274" table:formula="of:=VLOOKUP([.D14];['Peptide db'.E10:.I44] ;4;0)" office:value-type="string" office:string-value="FYDYDVFY" calcext:value-type="string">
            <text:p>FYDYDVFY</text:p>
          </table:table-cell>
          <table:table-cell table:style-name="ce276" table:formula="of:=VLOOKUP([.D14];['Peptide db'.E10:.I44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3">
          <table:table-cell table:style-name="ce257"/>
          <table:table-cell table:style-name="ce260"/>
          <table:table-cell table:style-name="ce266" office:value-type="string" calcext:value-type="string">
            <text:p>L007</text:p>
          </table:table-cell>
          <table:table-cell table:style-name="ce271" table:content-validation-name="val26" office:value-type="string" calcext:value-type="string">
            <text:p>P013</text:p>
          </table:table-cell>
          <table:table-cell table:style-name="ce274" table:formula="of:=VLOOKUP([.D15];['Peptide db'.E11:.G45] ;2;0)" office:value-type="string" office:string-value="C-KK" calcext:value-type="string">
            <text:p>C-KK</text:p>
          </table:table-cell>
          <table:table-cell table:style-name="ce274" table:formula="of:=VLOOKUP([.D15];['Peptide db'.E11:.G45] ;3;0)" office:value-type="float" office:value="0" calcext:value-type="float">
            <text:p>0</text:p>
          </table:table-cell>
          <table:table-cell table:style-name="ce274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76" table:formula="of:=VLOOKUP([.D15];['Peptide db'.E11:.I45] ;5;0)" office:value-type="string" office:string-value="amide" calcext:value-type="string">
            <text:p>amide</text:p>
          </table:table-cell>
          <table:table-cell table:style-name="ce280"/>
          <table:table-cell table:style-name="ce211" table:formula="of:=0.7/10" office:value-type="float" office:value="0.07" calcext:value-type="float">
            <text:p>0.07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8</text:p>
          </table:table-cell>
          <table:table-cell table:style-name="ce271" table:content-validation-name="val26" office:value-type="string" calcext:value-type="string">
            <text:p>No Peptide</text:p>
          </table:table-cell>
          <table:table-cell table:style-name="ce274" table:formula="of:=VLOOKUP([.D16];['Peptide db'.E12:.G46] ;2;0)" office:value-type="string" office:string-value="" calcext:value-type="error">
            <text:p>#N/A</text:p>
          </table:table-cell>
          <table:table-cell table:style-name="ce274" table:formula="of:=VLOOKUP([.D16];['Peptide db'.E12:.G46] ;3;0)" office:value-type="string" office:string-value="" calcext:value-type="error">
            <text:p>#N/A</text:p>
          </table:table-cell>
          <table:table-cell table:style-name="ce274" table:formula="of:=VLOOKUP([.D16];['Peptide db'.E12:.I46] ;4;0)" office:value-type="string" office:string-value="" calcext:value-type="error">
            <text:p>#N/A</text:p>
          </table:table-cell>
          <table:table-cell table:style-name="ce276" table:formula="of:=VLOOKUP([.D16];['Peptide db'.E12:.I46] ;5;0)" office:value-type="string" office:string-value="" calcext:value-type="error">
            <text:p>#N/A</text:p>
          </table:table-cell>
          <table:table-cell table:style-name="ce280"/>
          <table:table-cell table:style-name="ce271" office:value-type="float" office:value="0" calcext:value-type="float">
            <text:p>0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9</text:p>
          </table:table-cell>
          <table:table-cell table:style-name="ce271" table:content-validation-name="val26"/>
          <table:table-cell table:style-name="ce274" table:formula="of:=VLOOKUP([.D17];['Peptide db'.E13:.G47] ;2;0)" office:value-type="string" office:string-value="" calcext:value-type="error">
            <text:p>#N/A</text:p>
          </table:table-cell>
          <table:table-cell table:style-name="ce274" table:formula="of:=VLOOKUP([.D17];['Peptide db'.E13:.G47] ;3;0)" office:value-type="string" office:string-value="" calcext:value-type="error">
            <text:p>#N/A</text:p>
          </table:table-cell>
          <table:table-cell table:style-name="ce274" table:formula="of:=VLOOKUP([.D17];['Peptide db'.E13:.I47] ;4;0)" office:value-type="string" office:string-value="" calcext:value-type="error">
            <text:p>#N/A</text:p>
          </table:table-cell>
          <table:table-cell table:style-name="ce276" table:formula="of:=VLOOKUP([.D17];['Peptide db'.E13:.I47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0</text:p>
          </table:table-cell>
          <table:table-cell table:style-name="ce271" table:content-validation-name="val26"/>
          <table:table-cell table:style-name="ce274" table:formula="of:=VLOOKUP([.D18];['Peptide db'.E14:.G48] ;2;0)" office:value-type="string" office:string-value="" calcext:value-type="error">
            <text:p>#N/A</text:p>
          </table:table-cell>
          <table:table-cell table:style-name="ce274" table:formula="of:=VLOOKUP([.D18];['Peptide db'.E14:.G48] ;3;0)" office:value-type="string" office:string-value="" calcext:value-type="error">
            <text:p>#N/A</text:p>
          </table:table-cell>
          <table:table-cell table:style-name="ce274" table:formula="of:=VLOOKUP([.D18];['Peptide db'.E14:.I48] ;4;0)" office:value-type="string" office:string-value="" calcext:value-type="error">
            <text:p>#N/A</text:p>
          </table:table-cell>
          <table:table-cell table:style-name="ce276" table:formula="of:=VLOOKUP([.D18];['Peptide db'.E14:.I48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1</text:p>
          </table:table-cell>
          <table:table-cell table:style-name="ce271" table:content-validation-name="val26"/>
          <table:table-cell table:style-name="ce274" table:formula="of:=VLOOKUP([.D19];['Peptide db'.E15:.G49] ;2;0)" office:value-type="string" office:string-value="" calcext:value-type="error">
            <text:p>#N/A</text:p>
          </table:table-cell>
          <table:table-cell table:style-name="ce274" table:formula="of:=VLOOKUP([.D19];['Peptide db'.E15:.G49] ;3;0)" office:value-type="string" office:string-value="" calcext:value-type="error">
            <text:p>#N/A</text:p>
          </table:table-cell>
          <table:table-cell table:style-name="ce274" table:formula="of:=VLOOKUP([.D19];['Peptide db'.E15:.I49] ;4;0)" office:value-type="string" office:string-value="" calcext:value-type="error">
            <text:p>#N/A</text:p>
          </table:table-cell>
          <table:table-cell table:style-name="ce276" table:formula="of:=VLOOKUP([.D19];['Peptide db'.E15:.I49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2</text:p>
          </table:table-cell>
          <table:table-cell table:style-name="ce271" table:content-validation-name="val26"/>
          <table:table-cell table:style-name="ce274" table:formula="of:=VLOOKUP([.D20];['Peptide db'.E16:.G50] ;2;0)" office:value-type="string" office:string-value="" calcext:value-type="error">
            <text:p>#N/A</text:p>
          </table:table-cell>
          <table:table-cell table:style-name="ce274" table:formula="of:=VLOOKUP([.D20];['Peptide db'.E16:.G50] ;3;0)" office:value-type="string" office:string-value="" calcext:value-type="error">
            <text:p>#N/A</text:p>
          </table:table-cell>
          <table:table-cell table:style-name="ce274" table:formula="of:=VLOOKUP([.D20];['Peptide db'.E16:.I50] ;4;0)" office:value-type="string" office:string-value="" calcext:value-type="error">
            <text:p>#N/A</text:p>
          </table:table-cell>
          <table:table-cell table:style-name="ce276" table:formula="of:=VLOOKUP([.D20];['Peptide db'.E16:.I50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3</text:p>
          </table:table-cell>
          <table:table-cell table:style-name="ce271" table:content-validation-name="val26"/>
          <table:table-cell table:style-name="ce274" table:formula="of:=VLOOKUP([.D21];['Peptide db'.E17:.G51] ;2;0)" office:value-type="string" office:string-value="" calcext:value-type="error">
            <text:p>#N/A</text:p>
          </table:table-cell>
          <table:table-cell table:style-name="ce274" table:formula="of:=VLOOKUP([.D21];['Peptide db'.E17:.G51] ;3;0)" office:value-type="string" office:string-value="" calcext:value-type="error">
            <text:p>#N/A</text:p>
          </table:table-cell>
          <table:table-cell table:style-name="ce274" table:formula="of:=VLOOKUP([.D21];['Peptide db'.E17:.I51] ;4;0)" office:value-type="string" office:string-value="" calcext:value-type="error">
            <text:p>#N/A</text:p>
          </table:table-cell>
          <table:table-cell table:style-name="ce276" table:formula="of:=VLOOKUP([.D21];['Peptide db'.E17:.I51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4</text:p>
          </table:table-cell>
          <table:table-cell table:style-name="ce271" table:content-validation-name="val26"/>
          <table:table-cell table:style-name="ce274" table:formula="of:=VLOOKUP([.D22];['Peptide db'.E18:.G52] ;2;0)" office:value-type="string" office:string-value="" calcext:value-type="error">
            <text:p>#N/A</text:p>
          </table:table-cell>
          <table:table-cell table:style-name="ce274" table:formula="of:=VLOOKUP([.D22];['Peptide db'.E18:.G52] ;3;0)" office:value-type="string" office:string-value="" calcext:value-type="error">
            <text:p>#N/A</text:p>
          </table:table-cell>
          <table:table-cell table:style-name="ce274" table:formula="of:=VLOOKUP([.D22];['Peptide db'.E18:.I52] ;4;0)" office:value-type="string" office:string-value="" calcext:value-type="error">
            <text:p>#N/A</text:p>
          </table:table-cell>
          <table:table-cell table:style-name="ce276" table:formula="of:=VLOOKUP([.D22];['Peptide db'.E18:.I52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5</text:p>
          </table:table-cell>
          <table:table-cell table:style-name="ce271" table:content-validation-name="val26"/>
          <table:table-cell table:style-name="ce274" table:formula="of:=VLOOKUP([.D23];['Peptide db'.E19:.G53] ;2;0)" office:value-type="string" office:string-value="" calcext:value-type="error">
            <text:p>#N/A</text:p>
          </table:table-cell>
          <table:table-cell table:style-name="ce274" table:formula="of:=VLOOKUP([.D23];['Peptide db'.E19:.G53] ;3;0)" office:value-type="string" office:string-value="" calcext:value-type="error">
            <text:p>#N/A</text:p>
          </table:table-cell>
          <table:table-cell table:style-name="ce274" table:formula="of:=VLOOKUP([.D23];['Peptide db'.E19:.I53] ;4;0)" office:value-type="string" office:string-value="" calcext:value-type="error">
            <text:p>#N/A</text:p>
          </table:table-cell>
          <table:table-cell table:style-name="ce276" table:formula="of:=VLOOKUP([.D23];['Peptide db'.E19:.I53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6</text:p>
          </table:table-cell>
          <table:table-cell table:style-name="ce271" table:content-validation-name="val26"/>
          <table:table-cell table:style-name="ce274" table:formula="of:=VLOOKUP([.D24];['Peptide db'.E20:.G54] ;2;0)" office:value-type="string" office:string-value="" calcext:value-type="error">
            <text:p>#N/A</text:p>
          </table:table-cell>
          <table:table-cell table:style-name="ce274" table:formula="of:=VLOOKUP([.D24];['Peptide db'.E20:.G54] ;3;0)" office:value-type="string" office:string-value="" calcext:value-type="error">
            <text:p>#N/A</text:p>
          </table:table-cell>
          <table:table-cell table:style-name="ce274" table:formula="of:=VLOOKUP([.D24];['Peptide db'.E20:.I54] ;4;0)" office:value-type="string" office:string-value="" calcext:value-type="error">
            <text:p>#N/A</text:p>
          </table:table-cell>
          <table:table-cell table:style-name="ce276" table:formula="of:=VLOOKUP([.D24];['Peptide db'.E20:.I54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7</text:p>
          </table:table-cell>
          <table:table-cell table:style-name="ce271" table:content-validation-name="val26"/>
          <table:table-cell table:style-name="ce274" table:formula="of:=VLOOKUP([.D25];['Peptide db'.E21:.G55] ;2;0)" office:value-type="string" office:string-value="" calcext:value-type="error">
            <text:p>#N/A</text:p>
          </table:table-cell>
          <table:table-cell table:style-name="ce274" table:formula="of:=VLOOKUP([.D25];['Peptide db'.E21:.G55] ;3;0)" office:value-type="string" office:string-value="" calcext:value-type="error">
            <text:p>#N/A</text:p>
          </table:table-cell>
          <table:table-cell table:style-name="ce274" table:formula="of:=VLOOKUP([.D25];['Peptide db'.E21:.I55] ;4;0)" office:value-type="string" office:string-value="" calcext:value-type="error">
            <text:p>#N/A</text:p>
          </table:table-cell>
          <table:table-cell table:style-name="ce276" table:formula="of:=VLOOKUP([.D25];['Peptide db'.E21:.I55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8</text:p>
          </table:table-cell>
          <table:table-cell table:style-name="ce271" table:content-validation-name="val26"/>
          <table:table-cell table:style-name="ce274" table:formula="of:=VLOOKUP([.D26];['Peptide db'.E22:.G56] ;2;0)" office:value-type="string" office:string-value="" calcext:value-type="error">
            <text:p>#N/A</text:p>
          </table:table-cell>
          <table:table-cell table:style-name="ce274" table:formula="of:=VLOOKUP([.D26];['Peptide db'.E22:.G56] ;3;0)" office:value-type="string" office:string-value="" calcext:value-type="error">
            <text:p>#N/A</text:p>
          </table:table-cell>
          <table:table-cell table:style-name="ce274" table:formula="of:=VLOOKUP([.D26];['Peptide db'.E22:.I56] ;4;0)" office:value-type="string" office:string-value="" calcext:value-type="error">
            <text:p>#N/A</text:p>
          </table:table-cell>
          <table:table-cell table:style-name="ce276" table:formula="of:=VLOOKUP([.D26];['Peptide db'.E22:.I56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9</text:p>
          </table:table-cell>
          <table:table-cell table:style-name="ce271" table:content-validation-name="val26"/>
          <table:table-cell table:style-name="ce274" table:formula="of:=VLOOKUP([.D27];['Peptide db'.E23:.G57] ;2;0)" office:value-type="string" office:string-value="" calcext:value-type="error">
            <text:p>#N/A</text:p>
          </table:table-cell>
          <table:table-cell table:style-name="ce274" table:formula="of:=VLOOKUP([.D27];['Peptide db'.E23:.G57] ;3;0)" office:value-type="string" office:string-value="" calcext:value-type="error">
            <text:p>#N/A</text:p>
          </table:table-cell>
          <table:table-cell table:style-name="ce274" table:formula="of:=VLOOKUP([.D27];['Peptide db'.E23:.I57] ;4;0)" office:value-type="string" office:string-value="" calcext:value-type="error">
            <text:p>#N/A</text:p>
          </table:table-cell>
          <table:table-cell table:style-name="ce276" table:formula="of:=VLOOKUP([.D27];['Peptide db'.E23:.I57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0</text:p>
          </table:table-cell>
          <table:table-cell table:style-name="ce271" table:content-validation-name="val26"/>
          <table:table-cell table:style-name="ce274" table:formula="of:=VLOOKUP([.D28];['Peptide db'.E24:.G58] ;2;0)" office:value-type="string" office:string-value="" calcext:value-type="error">
            <text:p>#N/A</text:p>
          </table:table-cell>
          <table:table-cell table:style-name="ce274" table:formula="of:=VLOOKUP([.D28];['Peptide db'.E24:.G58] ;3;0)" office:value-type="string" office:string-value="" calcext:value-type="error">
            <text:p>#N/A</text:p>
          </table:table-cell>
          <table:table-cell table:style-name="ce274" table:formula="of:=VLOOKUP([.D28];['Peptide db'.E24:.I58] ;4;0)" office:value-type="string" office:string-value="" calcext:value-type="error">
            <text:p>#N/A</text:p>
          </table:table-cell>
          <table:table-cell table:style-name="ce276" table:formula="of:=VLOOKUP([.D28];['Peptide db'.E24:.I58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1</text:p>
          </table:table-cell>
          <table:table-cell table:style-name="ce271" table:content-validation-name="val26"/>
          <table:table-cell table:style-name="ce274" table:formula="of:=VLOOKUP([.D29];['Peptide db'.E25:.G59] ;2;0)" office:value-type="string" office:string-value="" calcext:value-type="error">
            <text:p>#N/A</text:p>
          </table:table-cell>
          <table:table-cell table:style-name="ce274" table:formula="of:=VLOOKUP([.D29];['Peptide db'.E25:.G59] ;3;0)" office:value-type="string" office:string-value="" calcext:value-type="error">
            <text:p>#N/A</text:p>
          </table:table-cell>
          <table:table-cell table:style-name="ce274" table:formula="of:=VLOOKUP([.D29];['Peptide db'.E25:.I59] ;4;0)" office:value-type="string" office:string-value="" calcext:value-type="error">
            <text:p>#N/A</text:p>
          </table:table-cell>
          <table:table-cell table:style-name="ce276" table:formula="of:=VLOOKUP([.D29];['Peptide db'.E25:.I59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2</text:p>
          </table:table-cell>
          <table:table-cell table:style-name="ce271" table:content-validation-name="val26"/>
          <table:table-cell table:style-name="ce274" table:formula="of:=VLOOKUP([.D30];['Peptide db'.E26:.G60] ;2;0)" office:value-type="string" office:string-value="" calcext:value-type="error">
            <text:p>#N/A</text:p>
          </table:table-cell>
          <table:table-cell table:style-name="ce274" table:formula="of:=VLOOKUP([.D30];['Peptide db'.E26:.G60] ;3;0)" office:value-type="string" office:string-value="" calcext:value-type="error">
            <text:p>#N/A</text:p>
          </table:table-cell>
          <table:table-cell table:style-name="ce274" table:formula="of:=VLOOKUP([.D30];['Peptide db'.E26:.I60] ;4;0)" office:value-type="string" office:string-value="" calcext:value-type="error">
            <text:p>#N/A</text:p>
          </table:table-cell>
          <table:table-cell table:style-name="ce276" table:formula="of:=VLOOKUP([.D30];['Peptide db'.E26:.I60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3</text:p>
          </table:table-cell>
          <table:table-cell table:style-name="ce271" table:content-validation-name="val26"/>
          <table:table-cell table:style-name="ce274" table:formula="of:=VLOOKUP([.D31];['Peptide db'.E27:.G61] ;2;0)" office:value-type="string" office:string-value="" calcext:value-type="error">
            <text:p>#N/A</text:p>
          </table:table-cell>
          <table:table-cell table:style-name="ce274" table:formula="of:=VLOOKUP([.D31];['Peptide db'.E27:.G61] ;3;0)" office:value-type="string" office:string-value="" calcext:value-type="error">
            <text:p>#N/A</text:p>
          </table:table-cell>
          <table:table-cell table:style-name="ce274" table:formula="of:=VLOOKUP([.D31];['Peptide db'.E27:.I61] ;4;0)" office:value-type="string" office:string-value="" calcext:value-type="error">
            <text:p>#N/A</text:p>
          </table:table-cell>
          <table:table-cell table:style-name="ce276" table:formula="of:=VLOOKUP([.D31];['Peptide db'.E27:.I61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4</text:p>
          </table:table-cell>
          <table:table-cell table:style-name="ce271" table:content-validation-name="val26"/>
          <table:table-cell table:style-name="ce274" table:formula="of:=VLOOKUP([.D32];['Peptide db'.E28:.G62] ;2;0)" office:value-type="string" office:string-value="" calcext:value-type="error">
            <text:p>#N/A</text:p>
          </table:table-cell>
          <table:table-cell table:style-name="ce274" table:formula="of:=VLOOKUP([.D32];['Peptide db'.E28:.G62] ;3;0)" office:value-type="string" office:string-value="" calcext:value-type="error">
            <text:p>#N/A</text:p>
          </table:table-cell>
          <table:table-cell table:style-name="ce274" table:formula="of:=VLOOKUP([.D32];['Peptide db'.E28:.I62] ;4;0)" office:value-type="string" office:string-value="" calcext:value-type="error">
            <text:p>#N/A</text:p>
          </table:table-cell>
          <table:table-cell table:style-name="ce276" table:formula="of:=VLOOKUP([.D32];['Peptide db'.E28:.I62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5</text:p>
          </table:table-cell>
          <table:table-cell table:style-name="ce271" table:content-validation-name="val26"/>
          <table:table-cell table:style-name="ce274" table:formula="of:=VLOOKUP([.D33];['Peptide db'.E29:.G63] ;2;0)" office:value-type="string" office:string-value="" calcext:value-type="error">
            <text:p>#N/A</text:p>
          </table:table-cell>
          <table:table-cell table:style-name="ce274" table:formula="of:=VLOOKUP([.D33];['Peptide db'.E29:.G63] ;3;0)" office:value-type="string" office:string-value="" calcext:value-type="error">
            <text:p>#N/A</text:p>
          </table:table-cell>
          <table:table-cell table:style-name="ce274" table:formula="of:=VLOOKUP([.D33];['Peptide db'.E29:.I63] ;4;0)" office:value-type="string" office:string-value="" calcext:value-type="error">
            <text:p>#N/A</text:p>
          </table:table-cell>
          <table:table-cell table:style-name="ce276" table:formula="of:=VLOOKUP([.D33];['Peptide db'.E29:.I63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6</text:p>
          </table:table-cell>
          <table:table-cell table:style-name="ce271" table:content-validation-name="val26"/>
          <table:table-cell table:style-name="ce274" table:formula="of:=VLOOKUP([.D34];['Peptide db'.E30:.G64] ;2;0)" office:value-type="string" office:string-value="" calcext:value-type="error">
            <text:p>#N/A</text:p>
          </table:table-cell>
          <table:table-cell table:style-name="ce274" table:formula="of:=VLOOKUP([.D34];['Peptide db'.E30:.G64] ;3;0)" office:value-type="string" office:string-value="" calcext:value-type="error">
            <text:p>#N/A</text:p>
          </table:table-cell>
          <table:table-cell table:style-name="ce274" table:formula="of:=VLOOKUP([.D34];['Peptide db'.E30:.I64] ;4;0)" office:value-type="string" office:string-value="" calcext:value-type="error">
            <text:p>#N/A</text:p>
          </table:table-cell>
          <table:table-cell table:style-name="ce276" table:formula="of:=VLOOKUP([.D34];['Peptide db'.E30:.I64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7</text:p>
          </table:table-cell>
          <table:table-cell table:style-name="ce271" table:content-validation-name="val26"/>
          <table:table-cell table:style-name="ce274" table:formula="of:=VLOOKUP([.D35];['Peptide db'.E31:.G65] ;2;0)" office:value-type="string" office:string-value="" calcext:value-type="error">
            <text:p>#N/A</text:p>
          </table:table-cell>
          <table:table-cell table:style-name="ce274" table:formula="of:=VLOOKUP([.D35];['Peptide db'.E31:.G65] ;3;0)" office:value-type="string" office:string-value="" calcext:value-type="error">
            <text:p>#N/A</text:p>
          </table:table-cell>
          <table:table-cell table:style-name="ce274" table:formula="of:=VLOOKUP([.D35];['Peptide db'.E31:.I65] ;4;0)" office:value-type="string" office:string-value="" calcext:value-type="error">
            <text:p>#N/A</text:p>
          </table:table-cell>
          <table:table-cell table:style-name="ce276" table:formula="of:=VLOOKUP([.D35];['Peptide db'.E31:.I65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8</text:p>
          </table:table-cell>
          <table:table-cell table:style-name="ce271" table:content-validation-name="val26"/>
          <table:table-cell table:style-name="ce274" table:formula="of:=VLOOKUP([.D36];['Peptide db'.E32:.G66] ;2;0)" office:value-type="string" office:string-value="" calcext:value-type="error">
            <text:p>#N/A</text:p>
          </table:table-cell>
          <table:table-cell table:style-name="ce274" table:formula="of:=VLOOKUP([.D36];['Peptide db'.E32:.G66] ;3;0)" office:value-type="string" office:string-value="" calcext:value-type="error">
            <text:p>#N/A</text:p>
          </table:table-cell>
          <table:table-cell table:style-name="ce274" table:formula="of:=VLOOKUP([.D36];['Peptide db'.E32:.I66] ;4;0)" office:value-type="string" office:string-value="" calcext:value-type="error">
            <text:p>#N/A</text:p>
          </table:table-cell>
          <table:table-cell table:style-name="ce276" table:formula="of:=VLOOKUP([.D36];['Peptide db'.E32:.I66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9</text:p>
          </table:table-cell>
          <table:table-cell table:style-name="ce271" table:content-validation-name="val26"/>
          <table:table-cell table:style-name="ce274" table:formula="of:=VLOOKUP([.D37];['Peptide db'.E33:.G67] ;2;0)" office:value-type="string" office:string-value="" calcext:value-type="error">
            <text:p>#N/A</text:p>
          </table:table-cell>
          <table:table-cell table:style-name="ce274" table:formula="of:=VLOOKUP([.D37];['Peptide db'.E33:.G67] ;3;0)" office:value-type="string" office:string-value="" calcext:value-type="error">
            <text:p>#N/A</text:p>
          </table:table-cell>
          <table:table-cell table:style-name="ce274" table:formula="of:=VLOOKUP([.D37];['Peptide db'.E33:.I67] ;4;0)" office:value-type="string" office:string-value="" calcext:value-type="error">
            <text:p>#N/A</text:p>
          </table:table-cell>
          <table:table-cell table:style-name="ce276" table:formula="of:=VLOOKUP([.D37];['Peptide db'.E33:.I67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0</text:p>
          </table:table-cell>
          <table:table-cell table:style-name="ce271" table:content-validation-name="val26"/>
          <table:table-cell table:style-name="ce274" table:formula="of:=VLOOKUP([.D38];['Peptide db'.E34:.G68] ;2;0)" office:value-type="string" office:string-value="" calcext:value-type="error">
            <text:p>#N/A</text:p>
          </table:table-cell>
          <table:table-cell table:style-name="ce274" table:formula="of:=VLOOKUP([.D38];['Peptide db'.E34:.G68] ;3;0)" office:value-type="string" office:string-value="" calcext:value-type="error">
            <text:p>#N/A</text:p>
          </table:table-cell>
          <table:table-cell table:style-name="ce274" table:formula="of:=VLOOKUP([.D38];['Peptide db'.E34:.I68] ;4;0)" office:value-type="string" office:string-value="" calcext:value-type="error">
            <text:p>#N/A</text:p>
          </table:table-cell>
          <table:table-cell table:style-name="ce276" table:formula="of:=VLOOKUP([.D38];['Peptide db'.E34:.I68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1</text:p>
          </table:table-cell>
          <table:table-cell table:style-name="ce271" table:content-validation-name="val26"/>
          <table:table-cell table:style-name="ce274" table:formula="of:=VLOOKUP([.D39];['Peptide db'.E35:.G69] ;2;0)" office:value-type="string" office:string-value="" calcext:value-type="error">
            <text:p>#N/A</text:p>
          </table:table-cell>
          <table:table-cell table:style-name="ce274" table:formula="of:=VLOOKUP([.D39];['Peptide db'.E35:.G69] ;3;0)" office:value-type="string" office:string-value="" calcext:value-type="error">
            <text:p>#N/A</text:p>
          </table:table-cell>
          <table:table-cell table:style-name="ce274" table:formula="of:=VLOOKUP([.D39];['Peptide db'.E35:.I69] ;4;0)" office:value-type="string" office:string-value="" calcext:value-type="error">
            <text:p>#N/A</text:p>
          </table:table-cell>
          <table:table-cell table:style-name="ce276" table:formula="of:=VLOOKUP([.D39];['Peptide db'.E35:.I69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2</text:p>
          </table:table-cell>
          <table:table-cell table:style-name="ce271" table:content-validation-name="val26"/>
          <table:table-cell table:style-name="ce274" table:formula="of:=VLOOKUP([.D40];['Peptide db'.E36:.G70] ;2;0)" office:value-type="string" office:string-value="" calcext:value-type="error">
            <text:p>#N/A</text:p>
          </table:table-cell>
          <table:table-cell table:style-name="ce274" table:formula="of:=VLOOKUP([.D40];['Peptide db'.E36:.G70] ;3;0)" office:value-type="string" office:string-value="" calcext:value-type="error">
            <text:p>#N/A</text:p>
          </table:table-cell>
          <table:table-cell table:style-name="ce274" table:formula="of:=VLOOKUP([.D40];['Peptide db'.E36:.I70] ;4;0)" office:value-type="string" office:string-value="" calcext:value-type="error">
            <text:p>#N/A</text:p>
          </table:table-cell>
          <table:table-cell table:style-name="ce276" table:formula="of:=VLOOKUP([.D40];['Peptide db'.E36:.I70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3</text:p>
          </table:table-cell>
          <table:table-cell table:style-name="ce271" table:content-validation-name="val26"/>
          <table:table-cell table:style-name="ce274" table:formula="of:=VLOOKUP([.D41];['Peptide db'.E37:.G71] ;2;0)" office:value-type="string" office:string-value="" calcext:value-type="error">
            <text:p>#N/A</text:p>
          </table:table-cell>
          <table:table-cell table:style-name="ce274" table:formula="of:=VLOOKUP([.D41];['Peptide db'.E37:.G71] ;3;0)" office:value-type="string" office:string-value="" calcext:value-type="error">
            <text:p>#N/A</text:p>
          </table:table-cell>
          <table:table-cell table:style-name="ce274" table:formula="of:=VLOOKUP([.D41];['Peptide db'.E37:.I71] ;4;0)" office:value-type="string" office:string-value="" calcext:value-type="error">
            <text:p>#N/A</text:p>
          </table:table-cell>
          <table:table-cell table:style-name="ce276" table:formula="of:=VLOOKUP([.D41];['Peptide db'.E37:.I71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2">
          <table:table-cell table:number-columns-repeated="2"/>
          <table:table-cell table:style-name="ce266" office:value-type="string" calcext:value-type="string">
            <text:p>L034</text:p>
          </table:table-cell>
          <table:table-cell table:style-name="ce174" table:content-validation-name="val26"/>
          <table:table-cell table:style-name="ce72" table:number-columns-repeated="3"/>
          <table:table-cell table:style-name="ce277"/>
          <table:table-cell/>
          <table:table-cell table:style-name="ce174"/>
          <table:table-cell table:content-validation-name="val28"/>
          <table:table-cell table:content-validation-name="val1"/>
          <table:table-cell table:number-columns-repeated="3"/>
          <table:table-cell table:style-name="ce174"/>
          <table:table-cell table:number-columns-repeated="1008"/>
        </table:table-row>
        <table:table-row table:style-name="ro22">
          <table:table-cell table:number-columns-repeated="3"/>
          <table:table-cell table:style-name="ce174" table:content-validation-name="val26"/>
          <table:table-cell table:style-name="ce72" table:number-columns-repeated="3"/>
          <table:table-cell table:style-name="ce277"/>
          <table:table-cell/>
          <table:table-cell table:style-name="ce174"/>
          <table:table-cell table:style-name="ce174" table:content-validation-name="val28"/>
          <table:table-cell table:style-name="ce174" table:content-validation-name="val1"/>
          <table:table-cell table:style-name="ce174" table:number-columns-repeated="4"/>
          <table:table-cell table:number-columns-repeated="1008"/>
        </table:table-row>
        <table:table-row table:style-name="ro22" table:number-rows-repeated="10">
          <table:table-cell/>
          <table:table-cell table:style-name="ce262" table:number-columns-repeated="2"/>
          <table:table-cell table:style-name="ce272" table:content-validation-name="val26"/>
          <table:table-cell table:style-name="ce262" table:number-columns-repeated="3"/>
          <table:table-cell table:style-name="ce272"/>
          <table:table-cell table:style-name="ce262" table:number-columns-repeated="2"/>
          <table:table-cell table:style-name="ce262" table:content-validation-name="val28"/>
          <table:table-cell table:style-name="ce262" table:content-validation-name="val1"/>
          <table:table-cell table:style-name="ce262" table:number-columns-repeated="3"/>
          <table:table-cell table:number-columns-repeated="1009"/>
        </table:table-row>
        <table:table-row table:style-name="ro22">
          <table:table-cell/>
          <table:table-cell table:style-name="ce262" table:number-columns-repeated="2"/>
          <table:table-cell table:style-name="ce272" table:content-validation-name="val26"/>
          <table:table-cell table:style-name="ce272" table:number-columns-repeated="4"/>
          <table:table-cell table:style-name="ce262" table:number-columns-repeated="2"/>
          <table:table-cell table:style-name="ce262" table:content-validation-name="val28"/>
          <table:table-cell table:style-name="ce262" table:content-validation-name="val1"/>
          <table:table-cell table:style-name="ce262" table:number-columns-repeated="3"/>
          <table:table-cell table:number-columns-repeated="1009"/>
        </table:table-row>
        <table:table-row table:style-name="ro22" table:number-rows-repeated="2">
          <table:table-cell/>
          <table:table-cell table:style-name="ce262" table:number-columns-repeated="2"/>
          <table:table-cell table:style-name="ce262" table:content-validation-name="val26"/>
          <table:table-cell table:style-name="ce262" table:number-columns-repeated="6"/>
          <table:table-cell table:style-name="ce262" table:content-validation-name="val28"/>
          <table:table-cell table:style-name="ce262" table:content-validation-name="val1"/>
          <table:table-cell table:style-name="ce262" table:number-columns-repeated="3"/>
          <table:table-cell table:number-columns-repeated="1009"/>
        </table:table-row>
        <table:table-row table:style-name="ro22" table:number-rows-repeated="2">
          <table:table-cell table:number-columns-repeated="3"/>
          <table:table-cell table:content-validation-name="val26"/>
          <table:table-cell table:style-name="ce72" table:number-columns-repeated="4"/>
          <table:table-cell table:number-columns-repeated="2"/>
          <table:table-cell table:content-validation-name="val28"/>
          <table:table-cell table:content-validation-name="val1"/>
          <table:table-cell table:number-columns-repeated="1012"/>
        </table:table-row>
        <table:table-row table:style-name="ro22" table:number-rows-repeated="1048517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2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15"/>
        <table:table-column table:style-name="co56" table:default-cell-style-name="ce220"/>
        <table:table-column table:style-name="co38" table:default-cell-style-name="ce296"/>
        <table:table-column table:style-name="co65" table:default-cell-style-name="ce299"/>
        <table:table-column table:style-name="co66" table:default-cell-style-name="ce197"/>
        <table:table-column table:style-name="co65" table:default-cell-style-name="ce197"/>
        <table:table-column table:style-name="co67" table:default-cell-style-name="ce200"/>
        <table:table-column table:style-name="co39" table:default-cell-style-name="ce206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76"/>
          <table:table-cell table:style-name="ce179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77"/>
          <table:table-cell table:style-name="ce97"/>
          <table:table-cell table:style-name="ce218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88"/>
          <table:covered-table-cell table:style-name="ce202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81"/>
          <table:table-cell table:style-name="ce227" table:number-columns-repeated="5"/>
          <table:table-cell table:style-name="ce255"/>
          <table:table-cell table:number-columns-repeated="1015"/>
        </table:table-row>
        <table:table-row table:style-name="ro2">
          <table:table-cell table:number-columns-repeated="2"/>
          <table:table-cell table:style-name="ce181"/>
          <table:table-cell table:style-name="ce27"/>
          <table:table-cell table:style-name="ce190" office:value-type="string" calcext:value-type="string" table:number-columns-spanned="4" table:number-rows-spanned="1">
            <text:p>General</text:p>
          </table:table-cell>
          <table:covered-table-cell table:number-columns-repeated="2" table:style-name="ce195"/>
          <table:covered-table-cell table:style-name="ce198"/>
          <table:table-cell table:style-name="ce204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78"/>
          <table:table-cell table:style-name="ce216"/>
          <table:table-cell table:style-name="ce219"/>
          <table:table-cell table:style-name="ce295" office:value-type="string" calcext:value-type="string">
            <text:p>Taxonomy ID</text:p>
          </table:table-cell>
          <table:table-cell table:style-name="ce282" office:value-type="string" calcext:value-type="string">
            <text:p>SubGroup</text:p>
          </table:table-cell>
          <table:table-cell table:style-name="ce239" office:value-type="string" calcext:value-type="string">
            <text:p>Country</text:p>
          </table:table-cell>
          <table:table-cell table:style-name="ce239" office:value-type="string" calcext:value-type="string">
            <text:p>Date</text:p>
          </table:table-cell>
          <table:table-cell table:style-name="ce275" office:value-type="string" calcext:value-type="string">
            <text:p>Strain Name</text:p>
          </table:table-cell>
          <table:table-cell table:style-name="ce205"/>
          <table:table-cell table:style-name="ce178"/>
          <table:table-cell table:number-columns-repeated="8"/>
          <table:table-cell table:style-name="ce178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98" office:value-type="string" calcext:value-type="string">
            <text:p>H3N2</text:p>
          </table:table-cell>
          <table:table-cell table:style-name="ce300" office:value-type="string" calcext:value-type="string">
            <text:p>Japan</text:p>
          </table:table-cell>
          <table:table-cell table:style-name="ce300" office:value-type="float" office:value="1968" calcext:value-type="float">
            <text:p>1968</text:p>
          </table:table-cell>
          <table:table-cell table:style-name="ce301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211" office:value-type="string" calcext:value-type="string">
            <text:p>H1N1</text:p>
          </table:table-cell>
          <table:table-cell table:style-name="ce109" office:value-type="string" calcext:value-type="string">
            <text:p>USA</text:p>
          </table:table-cell>
          <table:table-cell table:style-name="ce109" office:value-type="float" office:value="2009" calcext:value-type="float">
            <text:p>2009</text:p>
          </table:table-cell>
          <table:table-cell table:style-name="ce61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211" office:value-type="string" calcext:value-type="string">
            <text:p>H7N1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float" office:value="1934" calcext:value-type="float">
            <text:p>1934</text:p>
          </table:table-cell>
          <table:table-cell table:style-name="ce61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USA</text:p>
          </table:table-cell>
          <table:table-cell table:style-name="ce109" office:value-type="float" office:value="2004" calcext:value-type="float">
            <text:p>2004</text:p>
          </table:table-cell>
          <table:table-cell table:style-name="ce61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Australia</text:p>
          </table:table-cell>
          <table:table-cell table:style-name="ce109" office:value-type="float" office:value="1975" calcext:value-type="float">
            <text:p>1975</text:p>
          </table:table-cell>
          <table:table-cell table:style-name="ce61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Panama</text:p>
          </table:table-cell>
          <table:table-cell table:style-name="ce109" office:value-type="float" office:value="1999" calcext:value-type="float">
            <text:p>1999</text:p>
          </table:table-cell>
          <table:table-cell table:style-name="ce61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211" office:value-type="string" calcext:value-type="string">
            <text:p>None</text:p>
          </table:table-cell>
          <table:table-cell table:number-columns-repeated="2" table:style-name="ce109" office:value-type="string" calcext:value-type="string">
            <text:p>None</text:p>
          </table:table-cell>
          <table:table-cell table:style-name="ce61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7"/>
          <table:table-cell table:style-name="Default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38" table:number-columns-repeated="100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03"/>
          <table:table-cell table:style-name="ce305" office:value-type="string" calcext:value-type="string" table:number-columns-spanned="13" table:number-rows-spanned="2">
            <text:p>Viruses</text:p>
          </table:table-cell>
          <table:covered-table-cell table:number-columns-repeated="6" table:style-name="ce309"/>
          <table:covered-table-cell table:number-columns-repeated="2" table:style-name="ce309" table:content-validation-name="val32"/>
          <table:covered-table-cell table:style-name="ce309" table:content-validation-name="val33"/>
          <table:covered-table-cell table:style-name="ce328"/>
          <table:covered-table-cell table:style-name="ce309"/>
          <table:covered-table-cell table:style-name="ce331"/>
          <table:table-cell table:style-name="ce337"/>
          <table:table-cell table:number-columns-repeated="1008"/>
        </table:table-row>
        <table:table-row table:style-name="ro2">
          <table:table-cell/>
          <table:table-cell table:style-name="ce10"/>
          <table:covered-table-cell table:style-name="ce306"/>
          <table:covered-table-cell table:number-columns-repeated="6" table:style-name="ce310"/>
          <table:covered-table-cell table:number-columns-repeated="2" table:style-name="ce310" table:content-validation-name="val32"/>
          <table:covered-table-cell table:style-name="ce310" table:content-validation-name="val33"/>
          <table:covered-table-cell table:number-columns-repeated="2" table:style-name="ce310"/>
          <table:covered-table-cell table:style-name="ce332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151" table:number-columns-repeated="2"/>
          <table:table-cell table:style-name="ce312" office:value-type="string" calcext:value-type="string" table:number-columns-spanned="3" table:number-rows-spanned="1">
            <text:p>Strain</text:p>
          </table:table-cell>
          <table:covered-table-cell table:style-name="ce157"/>
          <table:covered-table-cell table:style-name="ce319"/>
          <table:table-cell table:style-name="ce151"/>
          <table:table-cell table:style-name="ce322" office:value-type="string" calcext:value-type="string" table:number-columns-spanned="7" table:number-rows-spanned="1">
            <text:p>Batch</text:p>
          </table:table-cell>
          <table:covered-table-cell table:number-columns-repeated="2" table:style-name="ce326" table:content-validation-name="val32"/>
          <table:covered-table-cell table:style-name="ce326" table:content-validation-name="val33"/>
          <table:covered-table-cell table:style-name="ce326"/>
          <table:covered-table-cell table:style-name="ce329"/>
          <table:covered-table-cell table:style-name="ce333"/>
          <table:table-cell table:style-name="ce338"/>
          <table:table-cell table:number-columns-repeated="1008"/>
        </table:table-row>
        <table:table-row table:style-name="ro2">
          <table:table-cell table:style-name="ce302"/>
          <table:table-cell table:style-name="ce304"/>
          <table:table-cell table:style-name="ce307" office:value-type="string" calcext:value-type="string">
            <text:p>Batch ID</text:p>
          </table:table-cell>
          <table:table-cell table:style-name="ce311"/>
          <table:table-cell table:style-name="ce313" office:value-type="string" calcext:value-type="string">
            <text:p>Taxonomy ID</text:p>
          </table:table-cell>
          <table:table-cell table:style-name="ce315" office:value-type="string" calcext:value-type="string">
            <text:p>Virus Subtype</text:p>
          </table:table-cell>
          <table:table-cell table:style-name="ce320" office:value-type="string" calcext:value-type="string">
            <text:p>Strain Name</text:p>
          </table:table-cell>
          <table:table-cell table:style-name="ce311"/>
          <table:table-cell table:style-name="ce323" office:value-type="string" calcext:value-type="string">
            <text:p>Concentration [mg/ml]</text:p>
          </table:table-cell>
          <table:table-cell table:style-name="ce327" office:value-type="string" calcext:value-type="string">
            <text:p>Buffer</text:p>
          </table:table-cell>
          <table:table-cell table:style-name="ce327" office:value-type="string" calcext:value-type="string">
            <text:p>pH</text:p>
          </table:table-cell>
          <table:table-cell table:style-name="ce327" office:value-type="string" calcext:value-type="string">
            <text:p>Active</text:p>
          </table:table-cell>
          <table:table-cell table:style-name="ce327" office:value-type="string" calcext:value-type="string">
            <text:p>Passage History</text:p>
          </table:table-cell>
          <table:table-cell table:style-name="ce327" office:value-type="string" calcext:value-type="string">
            <text:p>Production Date</text:p>
          </table:table-cell>
          <table:table-cell table:style-name="ce334" office:value-type="string" calcext:value-type="string">
            <text:p>Comment</text:p>
          </table:table-cell>
          <table:table-cell table:style-name="ce339"/>
          <table:table-cell table:style-name="ce302" table:number-columns-repeated="1005"/>
          <table:table-cell table:number-columns-repeated="3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X31A</text:p>
          </table:table-cell>
          <table:table-cell table:style-name="ce57"/>
          <table:table-cell table:style-name="ce314" table:content-validation-name="val31" office:value-type="float" office:value="387139" calcext:value-type="float">
            <text:p>387139</text:p>
          </table:table-cell>
          <table:table-cell table:style-name="ce316" table:formula="of:=VLOOKUP([.E7];['Influenza db'.D6:.J96] ;2;0)" office:value-type="string" office:string-value="H3N2" calcext:value-type="string">
            <text:p>H3N2</text:p>
          </table:table-cell>
          <table:table-cell table:style-name="ce321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7"/>
          <table:table-cell table:style-name="ce324" office:value-type="float" office:value="0.833" calcext:value-type="float">
            <text:p>0.833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X31B</text:p>
          </table:table-cell>
          <table:table-cell table:style-name="ce57"/>
          <table:table-cell table:style-name="ce314" table:content-validation-name="val31" office:value-type="float" office:value="387139" calcext:value-type="float">
            <text:p>387139</text:p>
          </table:table-cell>
          <table:table-cell table:style-name="ce316" table:formula="of:=VLOOKUP([.E8];['Influenza db'.D6:.J96] ;2;0)" office:value-type="string" office:string-value="H3N2" calcext:value-type="string">
            <text:p>H3N2</text:p>
          </table:table-cell>
          <table:table-cell table:style-name="ce321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7"/>
          <table:table-cell table:style-name="ce324" office:value-type="float" office:value="0.927" calcext:value-type="float">
            <text:p>0.927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CAL1</text:p>
          </table:table-cell>
          <table:table-cell table:style-name="ce57"/>
          <table:table-cell table:style-name="ce314" table:content-validation-name="val31" office:value-type="float" office:value="1316510" calcext:value-type="float">
            <text:p>1316510</text:p>
          </table:table-cell>
          <table:table-cell table:style-name="ce316" table:formula="of:=VLOOKUP([.E9];['Influenza db'.D6:.J96] ;2;0)" office:value-type="string" office:string-value="H1N1" calcext:value-type="string">
            <text:p>H1N1</text:p>
          </table:table-cell>
          <table:table-cell table:style-name="ce321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7"/>
          <table:table-cell table:style-name="ce324" office:value-type="float" office:value="0.333" calcext:value-type="float">
            <text:p>0.333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PAN1</text:p>
          </table:table-cell>
          <table:table-cell table:style-name="ce57"/>
          <table:table-cell table:style-name="ce314" table:content-validation-name="val31" office:value-type="float" office:value="381513" calcext:value-type="float">
            <text:p>381513</text:p>
          </table:table-cell>
          <table:table-cell table:style-name="ce316" table:formula="of:=VLOOKUP([.E10];['Influenza db'.D6:.J96] ;2;0)" office:value-type="string" office:string-value="H3N2" calcext:value-type="string">
            <text:p>H3N2</text:p>
          </table:table-cell>
          <table:table-cell table:style-name="ce321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7"/>
          <table:table-cell table:style-name="ce324" office:value-type="float" office:value="0.48" calcext:value-type="float">
            <text:p>0.48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PAN2</text:p>
          </table:table-cell>
          <table:table-cell table:style-name="ce57"/>
          <table:table-cell table:style-name="ce314" table:content-validation-name="val31" office:value-type="float" office:value="381513" calcext:value-type="float">
            <text:p>381513</text:p>
          </table:table-cell>
          <table:table-cell table:style-name="ce316" table:formula="of:=VLOOKUP([.E11];['Influenza db'.D6:.J96] ;2;0)" office:value-type="string" office:string-value="H3N2" calcext:value-type="string">
            <text:p>H3N2</text:p>
          </table:table-cell>
          <table:table-cell table:style-name="ce321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7"/>
          <table:table-cell table:style-name="ce325" office:value-type="float" office:value="0.353" calcext:value-type="float">
            <text:p>0.353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CAL2</text:p>
          </table:table-cell>
          <table:table-cell table:style-name="ce57"/>
          <table:table-cell table:style-name="ce314" table:content-validation-name="val31" office:value-type="float" office:value="1316510" calcext:value-type="float">
            <text:p>1316510</text:p>
          </table:table-cell>
          <table:table-cell table:style-name="ce316" table:formula="of:=VLOOKUP([.E12];['Influenza db'.D6:.J96] ;2;0)" office:value-type="string" office:string-value="H1N1" calcext:value-type="string">
            <text:p>H1N1</text:p>
          </table:table-cell>
          <table:table-cell table:style-name="ce321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7"/>
          <table:table-cell table:style-name="ce324" office:value-type="float" office:value="0.367" calcext:value-type="float">
            <text:p>0.367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 office:value-type="string" calcext:value-type="string">
            <text:p>X31C</text:p>
          </table:table-cell>
          <table:table-cell table:style-name="ce57"/>
          <table:table-cell table:style-name="ce314" table:content-validation-name="val31" office:value-type="float" office:value="387139" calcext:value-type="float">
            <text:p>387139</text:p>
          </table:table-cell>
          <table:table-cell table:style-name="ce316" table:formula="of:=VLOOKUP([.E13];['Influenza db'.D6:.J96] ;2;0)" office:value-type="string" office:string-value="H3N2" calcext:value-type="string">
            <text:p>H3N2</text:p>
          </table:table-cell>
          <table:table-cell table:style-name="ce321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7"/>
          <table:table-cell table:style-name="ce324" office:value-type="float" office:value="0.05" calcext:value-type="float">
            <text:p>0.05</text:p>
          </table:table-cell>
          <table:table-cell table:style-name="ce47" table:content-validation-name="val32" office:value-type="string" calcext:value-type="string">
            <text:p>PBST </text:p>
          </table:table-cell>
          <table:table-cell table:style-name="ce47" table:content-validation-name="val3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47" table:content-validation-name="val35"/>
          <table:table-cell table:style-name="ce336" office:value-type="string" calcext:value-type="string">
            <text:p>Labeling vom 11.1.17</text:p>
          </table:table-cell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 office:value-type="string" calcext:value-type="string">
            <text:p>NO</text:p>
          </table:table-cell>
          <table:table-cell table:style-name="ce57"/>
          <table:table-cell table:style-name="ce314" table:content-validation-name="val31" office:value-type="string" calcext:value-type="string">
            <text:p>NO</text:p>
          </table:table-cell>
          <table:table-cell table:style-name="ce316" table:formula="of:=VLOOKUP([.E14];['Influenza db'.D6:.J96]  ;2;0)" office:value-type="string" office:string-value="None" calcext:value-type="string">
            <text:p>None</text:p>
          </table:table-cell>
          <table:table-cell table:style-name="ce321" table:formula="of:=VLOOKUP([.E14];['Influenza db'.D6:.K102] ;5;0)" office:value-type="string" office:string-value="None" calcext:value-type="string">
            <text:p>None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5];['Influenza db'.D6:.J41] ;2;0)" office:value-type="string" office:string-value="" calcext:value-type="error">
            <text:p>#N/A</text:p>
          </table:table-cell>
          <table:table-cell table:style-name="ce321" table:formula="of:=VLOOKUP([.E15];['Influenza db'.D6:.K102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56"/>
          <table:table-cell table:style-name="ce57"/>
          <table:table-cell table:style-name="ce314" table:content-validation-name="val31"/>
          <table:table-cell table:style-name="ce316" table:formula="of:=VLOOKUP([.E16];['Influenza db'.D6:.J96] ;2;0)" office:value-type="string" office:string-value="" calcext:value-type="error">
            <text:p>#N/A</text:p>
          </table:table-cell>
          <table:table-cell table:style-name="ce321" table:formula="of:=VLOOKUP([.E16];['Influenza db'.D6:.K105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/>
          <table:table-cell table:style-name="ce340"/>
          <table:table-cell table:number-columns-repeated="1006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7];['Influenza db'.D6:.J96]  ;2;0)" office:value-type="string" office:string-value="" calcext:value-type="error">
            <text:p>#N/A</text:p>
          </table:table-cell>
          <table:table-cell table:style-name="ce321" table:formula="of:=VLOOKUP([.E17];['Influenza db'.D6:.K105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8];['Influenza db'.D6:.J44] ;2;0)" office:value-type="string" office:string-value="" calcext:value-type="error">
            <text:p>#N/A</text:p>
          </table:table-cell>
          <table:table-cell table:style-name="ce321" table:formula="of:=VLOOKUP([.E18];['Influenza db'.D6:.K105] ;5;0)" office:value-type="string" office:string-value="" calcext:value-type="error">
            <text:p>#N/A</text:p>
          </table:table-cell>
          <table:table-cell table:style-name="ce57"/>
          <table:table-cell table:style-name="ce325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9];['Influenza db'.D6:.J96] ;2;0)" office:value-type="string" office:string-value="" calcext:value-type="error">
            <text:p>#N/A</text:p>
          </table:table-cell>
          <table:table-cell table:style-name="ce321" table:formula="of:=VLOOKUP([.E19];['Influenza db'.D6:.K108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0];['Influenza db'.D6:.J96] ;2;0)" office:value-type="string" office:string-value="" calcext:value-type="error">
            <text:p>#N/A</text:p>
          </table:table-cell>
          <table:table-cell table:style-name="ce321" table:formula="of:=VLOOKUP([.E20];['Influenza db'.D6:.K108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1];['Influenza db'.D6:.J96] ;2;0)" office:value-type="string" office:string-value="" calcext:value-type="error">
            <text:p>#N/A</text:p>
          </table:table-cell>
          <table:table-cell table:style-name="ce321" table:formula="of:=VLOOKUP([.E21];['Influenza db'.D6:.K108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2];['Influenza db'.D6:.J96] ;2;0)" office:value-type="string" office:string-value="" calcext:value-type="error">
            <text:p>#N/A</text:p>
          </table:table-cell>
          <table:table-cell table:style-name="ce321" table:formula="of:=VLOOKUP([.E22];['Influenza db'.D6:.K111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3];['Influenza db'.D6:.J96] ;2;0)" office:value-type="string" office:string-value="" calcext:value-type="error">
            <text:p>#N/A</text:p>
          </table:table-cell>
          <table:table-cell table:style-name="ce321" table:formula="of:=VLOOKUP([.E23];['Influenza db'.D6:.K111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4];['Influenza db'.D6:.J96]  ;2;0)" office:value-type="string" office:string-value="" calcext:value-type="error">
            <text:p>#N/A</text:p>
          </table:table-cell>
          <table:table-cell table:style-name="ce321" table:formula="of:=VLOOKUP([.E24];['Influenza db'.D6:.K111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5];['Influenza db'.D6:.J96]  ;2;0)" office:value-type="string" office:string-value="" calcext:value-type="error">
            <text:p>#N/A</text:p>
          </table:table-cell>
          <table:table-cell table:style-name="ce321" table:formula="of:=VLOOKUP([.E25];['Influenza db'.D6:.K114] ;5;0)" office:value-type="string" office:string-value="" calcext:value-type="error">
            <text:p>#N/A</text:p>
          </table:table-cell>
          <table:table-cell table:style-name="ce57"/>
          <table:table-cell table:style-name="ce325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style-name="ce17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6];['Influenza db'.D6:.J96];2;0)" office:value-type="string" office:string-value="" calcext:value-type="error">
            <text:p>#N/A</text:p>
          </table:table-cell>
          <table:table-cell table:style-name="ce321" table:formula="of:=VLOOKUP([.E26];['Influenza db'.D6:.K114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2"/>
          <table:table-cell table:style-name="ce340"/>
          <table:table-cell table:number-columns-repeated="1005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7];['Influenza db'.D6:.J96]  ;2;0)" office:value-type="string" office:string-value="" calcext:value-type="error">
            <text:p>#N/A</text:p>
          </table:table-cell>
          <table:table-cell table:style-name="ce321" table:formula="of:=VLOOKUP([.E27];['Influenza db'.D6:.K114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8];['Influenza db'.D6:.J96] ;2;0)" office:value-type="string" office:string-value="" calcext:value-type="error">
            <text:p>#N/A</text:p>
          </table:table-cell>
          <table:table-cell table:style-name="ce321" table:formula="of:=VLOOKUP([.E28];['Influenza db'.D6:.K117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9];['Influenza db'.D6:.J96]  ;2;0)" office:value-type="string" office:string-value="" calcext:value-type="error">
            <text:p>#N/A</text:p>
          </table:table-cell>
          <table:table-cell table:style-name="ce321" table:formula="of:=VLOOKUP([.E29];['Influenza db'.D6:.K117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0];['Influenza db'.D6:.J96] ;2;0)" office:value-type="string" office:string-value="" calcext:value-type="error">
            <text:p>#N/A</text:p>
          </table:table-cell>
          <table:table-cell table:style-name="ce321" table:formula="of:=VLOOKUP([.E30];['Influenza db'.D6:.K117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1];['Influenza db'.D6:.J96]  ;2;0)" office:value-type="string" office:string-value="" calcext:value-type="error">
            <text:p>#N/A</text:p>
          </table:table-cell>
          <table:table-cell table:style-name="ce321" table:formula="of:=VLOOKUP([.E31];['Influenza db'.D6:.K120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2];['Influenza db'.D6:.J96];2;0)" office:value-type="string" office:string-value="" calcext:value-type="error">
            <text:p>#N/A</text:p>
          </table:table-cell>
          <table:table-cell table:style-name="ce321" table:formula="of:=VLOOKUP([.E32];['Influenza db'.D6:.K120] ;5;0)" office:value-type="string" office:string-value="" calcext:value-type="error">
            <text:p>#N/A</text:p>
          </table:table-cell>
          <table:table-cell table:style-name="ce57"/>
          <table:table-cell table:style-name="ce325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3];['Influenza db'.D6:.J96]  ;2;0)" office:value-type="string" office:string-value="" calcext:value-type="error">
            <text:p>#N/A</text:p>
          </table:table-cell>
          <table:table-cell table:style-name="ce321" table:formula="of:=VLOOKUP([.E33];['Influenza db'.D6:.K120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4];['Influenza db'.D6:.J96] ;2;0)" office:value-type="string" office:string-value="" calcext:value-type="error">
            <text:p>#N/A</text:p>
          </table:table-cell>
          <table:table-cell table:style-name="ce321" table:formula="of:=VLOOKUP([.E34];['Influenza db'.D6:.K123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5];['Influenza db'.D6:.J96]  ;2;0)" office:value-type="string" office:string-value="" calcext:value-type="error">
            <text:p>#N/A</text:p>
          </table:table-cell>
          <table:table-cell table:style-name="ce321" table:formula="of:=VLOOKUP([.E35];['Influenza db'.D6:.K123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 table:number-rows-repeated="6">
          <table:table-cell table:number-columns-repeated="4"/>
          <table:table-cell table:style-name="ce174"/>
          <table:table-cell table:style-name="ce317"/>
          <table:table-cell table:style-name="ce174"/>
          <table:table-cell/>
          <table:table-cell table:style-name="ce317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/>
          <table:table-cell table:style-name="ce318"/>
          <table:table-cell table:style-name="ce174"/>
          <table:table-cell/>
          <table:table-cell table:style-name="ce318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3">
          <table:table-cell table:number-columns-repeated="4"/>
          <table:table-cell table:style-name="ce174"/>
          <table:table-cell table:style-name="ce317"/>
          <table:table-cell table:style-name="ce174"/>
          <table:table-cell/>
          <table:table-cell table:style-name="ce317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/>
          <table:table-cell table:style-name="ce97"/>
          <table:table-cell table:style-name="ce174"/>
          <table:table-cell/>
          <table:table-cell table:style-name="ce97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/>
          <table:table-cell/>
          <table:table-cell table:style-name="ce174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 table:number-columns-repeated="3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5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office:value-type="string" calcext:value-type="string">
            <text:p>u</text:p>
          </table:table-cell>
          <table:table-cell table:number-columns-repeated="1011"/>
        </table:table-row>
        <table:table-row table:style-name="ro2" table:number-rows-repeated="1048521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</table:table>
      <table:table table:name="User , Washing,surface, Buffer" table:style-name="ta1">
        <table:table-column table:style-name="co78" table:default-cell-style-name="Default"/>
        <table:table-column table:style-name="co64" table:default-cell-style-name="Default"/>
        <table:table-column table:style-name="co79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87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4" table:default-cell-style-name="Default"/>
        <table:table-column table:style-name="co94" table:default-cell-style-name="Default"/>
        <table:table-column table:style-name="co9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7" table:default-cell-style-name="Default"/>
        <table:table-column table:style-name="co89" table:default-cell-style-name="Default"/>
        <table:table-column table:style-name="co98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99" table:default-cell-style-name="Default"/>
        <table:table-column table:style-name="co45" table:default-cell-style-name="Default"/>
        <table:table-column table:style-name="co2" table:default-cell-style-name="Default"/>
        <table:table-column table:style-name="co89" table:default-cell-style-name="Default"/>
        <table:table-column table:style-name="co100" table:default-cell-style-name="Default"/>
        <table:table-column table:style-name="co89" table:default-cell-style-name="Default"/>
        <table:table-column table:style-name="co101" table:default-cell-style-name="Default"/>
        <table:table-column table:style-name="co36" table:default-cell-style-name="Default"/>
        <table:table-column table:style-name="co102" table:default-cell-style-name="Default"/>
        <table:table-column table:style-name="co45" table:default-cell-style-name="Default"/>
        <table:table-column table:style-name="co9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41" office:value-type="string" calcext:value-type="string" table:number-columns-spanned="3" table:number-rows-spanned="2">
            <text:p>Us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7" table:number-rows-spanned="2">
            <text:p>Washing for Spotting</text:p>
          </table:table-cell>
          <table:covered-table-cell table:style-name="ce341"/>
          <table:covered-table-cell table:number-columns-repeated="4" table:style-name="ce345"/>
          <table:covered-table-cell table:style-name="ce350"/>
          <table:table-cell table:content-validation-name="val36"/>
          <table:table-cell table:style-name="ce341" office:value-type="string" calcext:value-type="string" table:number-columns-spanned="7" table:number-rows-spanned="2">
            <text:p>Washing for Quenching</text:p>
          </table:table-cell>
          <table:covered-table-cell table:style-name="ce341"/>
          <table:covered-table-cell table:number-columns-repeated="4" table:style-name="ce345"/>
          <table:covered-table-cell table:style-name="ce350"/>
          <table:table-cell table:content-validation-name="val36"/>
          <table:table-cell table:style-name="ce341" office:value-type="string" calcext:value-type="string" table:number-columns-spanned="7" table:number-rows-spanned="2">
            <text:p>Washing for Incubating</text:p>
          </table:table-cell>
          <table:covered-table-cell table:style-name="ce341"/>
          <table:covered-table-cell table:number-columns-repeated="4" table:style-name="ce345"/>
          <table:covered-table-cell table:style-name="ce350"/>
          <table:table-cell table:content-validation-name="val36"/>
          <table:table-cell table:number-columns-repeated="7"/>
          <table:table-cell table:content-validation-name="val36"/>
          <table:table-cell table:style-name="ce341" office:value-type="string" calcext:value-type="string" table:number-columns-spanned="3" table:number-rows-spanned="2">
            <text:p>Surface Substance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manufatur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Immobilization Buff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Analyt Buff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Spotting Method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Incubation Method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Quenching Method</text:p>
          </table:table-cell>
          <table:covered-table-cell table:style-name="ce345"/>
          <table:covered-table-cell table:style-name="ce350"/>
          <table:table-cell table:number-columns-repeated="960"/>
        </table:table-row>
        <table:table-row table:style-name="ro2"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number-columns-repeated="2" table:style-name="ce342"/>
          <table:covered-table-cell table:number-columns-repeated="4" table:style-name="ce72"/>
          <table:covered-table-cell table:style-name="ce351"/>
          <table:table-cell table:content-validation-name="val36"/>
          <table:covered-table-cell table:number-columns-repeated="2" table:style-name="ce342"/>
          <table:covered-table-cell table:number-columns-repeated="4" table:style-name="ce72"/>
          <table:covered-table-cell table:style-name="ce351"/>
          <table:table-cell table:content-validation-name="val36"/>
          <table:covered-table-cell table:number-columns-repeated="2" table:style-name="ce342"/>
          <table:covered-table-cell table:number-columns-repeated="4" table:style-name="ce72"/>
          <table:covered-table-cell table:style-name="ce351"/>
          <table:table-cell table:content-validation-name="val36"/>
          <table:table-cell table:number-columns-repeated="7"/>
          <table:table-cell table:content-validation-name="val36"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 table:number-columns-repeated="960"/>
        </table:table-row>
        <table:table-row table:style-name="ro2">
          <table:table-cell table:style-name="ce302"/>
          <table:table-cell table:style-name="ce343"/>
          <table:table-cell table:style-name="ce346" office:value-type="string" calcext:value-type="string">
            <text:p>User Name</text:p>
          </table:table-cell>
          <table:table-cell table:style-name="ce352"/>
          <table:table-cell table:style-name="ce302"/>
          <table:table-cell table:style-name="ce343"/>
          <table:table-cell table:style-name="ce186" office:value-type="string" calcext:value-type="string">
            <text:p>Washing S ID</text:p>
          </table:table-cell>
          <table:table-cell table:style-name="ce346" office:value-type="string" calcext:value-type="string">
            <text:p>Step 1</text:p>
          </table:table-cell>
          <table:table-cell table:style-name="ce346" office:value-type="string" calcext:value-type="string">
            <text:p>Step 2</text:p>
          </table:table-cell>
          <table:table-cell table:style-name="ce346" office:value-type="string" calcext:value-type="string">
            <text:p>Step 3</text:p>
          </table:table-cell>
          <table:table-cell table:style-name="ce346" office:value-type="string" calcext:value-type="string">
            <text:p>Drying</text:p>
          </table:table-cell>
          <table:table-cell table:style-name="ce352"/>
          <table:table-cell table:style-name="ce302" table:content-validation-name="val36"/>
          <table:table-cell table:style-name="ce343"/>
          <table:table-cell table:style-name="ce186" office:value-type="string" calcext:value-type="string">
            <text:p>Washing Q ID</text:p>
          </table:table-cell>
          <table:table-cell table:style-name="ce346" office:value-type="string" calcext:value-type="string">
            <text:p>Step 1</text:p>
          </table:table-cell>
          <table:table-cell table:style-name="ce346" office:value-type="string" calcext:value-type="string">
            <text:p>Step 2</text:p>
          </table:table-cell>
          <table:table-cell table:style-name="ce346" office:value-type="string" calcext:value-type="string">
            <text:p>Step 3</text:p>
          </table:table-cell>
          <table:table-cell table:style-name="ce346" office:value-type="string" calcext:value-type="string">
            <text:p>Drying</text:p>
          </table:table-cell>
          <table:table-cell table:style-name="ce352"/>
          <table:table-cell table:style-name="ce302" table:content-validation-name="val36"/>
          <table:table-cell table:style-name="ce343"/>
          <table:table-cell table:style-name="ce186" office:value-type="string" calcext:value-type="string">
            <text:p>Washing I ID</text:p>
          </table:table-cell>
          <table:table-cell table:style-name="ce346" office:value-type="string" calcext:value-type="string">
            <text:p>Step 1</text:p>
          </table:table-cell>
          <table:table-cell table:style-name="ce346" office:value-type="string" calcext:value-type="string">
            <text:p>Step 2</text:p>
          </table:table-cell>
          <table:table-cell table:style-name="ce346" office:value-type="string" calcext:value-type="string">
            <text:p>Step 3</text:p>
          </table:table-cell>
          <table:table-cell table:style-name="ce346" office:value-type="string" calcext:value-type="string">
            <text:p>Drying</text:p>
          </table:table-cell>
          <table:table-cell table:style-name="ce352"/>
          <table:table-cell table:style-name="ce302" table:content-validation-name="val36"/>
          <table:table-cell table:number-columns-repeated="7"/>
          <table:table-cell table:style-name="ce302" table:content-validation-name="val36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number-columns-repeated="3"/>
          <table:table-cell table:style-name="ce302" table:number-columns-repeated="956"/>
        </table:table-row>
        <table:table-row table:style-name="ro2">
          <table:table-cell/>
          <table:table-cell table:style-name="ce344"/>
          <table:table-cell table:style-name="ce347" office:value-type="string" calcext:value-type="string">
            <text:p>Henry Memczak</text:p>
          </table:table-cell>
          <table:table-cell table:style-name="ce353"/>
          <table:table-cell/>
          <table:table-cell table:style-name="ce344"/>
          <table:table-cell table:style-name="ce187" office:value-type="string" calcext:value-type="string">
            <text:p>WS01</text:p>
          </table:table-cell>
          <table:table-cell table:number-columns-repeated="4" table:style-name="ce348" office:value-type="string" calcext:value-type="string">
            <text:p>None</text:p>
          </table:table-cell>
          <table:table-cell table:style-name="ce353"/>
          <table:table-cell/>
          <table:table-cell table:style-name="ce344"/>
          <table:table-cell table:style-name="ce187" office:value-type="string" calcext:value-type="string">
            <text:p>WQ01</text:p>
          </table:table-cell>
          <table:table-cell table:number-columns-repeated="4"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187" office:value-type="string" calcext:value-type="string">
            <text:p>WI01</text:p>
          </table:table-cell>
          <table:table-cell table:number-columns-repeated="4" table:style-name="ce348" office:value-type="string" calcext:value-type="string">
            <text:p>no</text:p>
          </table:table-cell>
          <table:table-cell table:style-name="ce353"/>
          <table:table-cell table:number-columns-repeated="9"/>
          <table:table-cell table:style-name="ce344"/>
          <table:table-cell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Test Spotter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Im KS nach Abdeckung mit Klebefolie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no</text:p>
          </table:table-cell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 office:value-type="string" calcext:value-type="string">
            <text:p>Marc Hovestädt</text:p>
          </table:table-cell>
          <table:table-cell table:style-name="ce354"/>
          <table:table-cell/>
          <table:table-cell table:style-name="ce344"/>
          <table:table-cell table:style-name="ce187" office:value-type="string" calcext:value-type="string">
            <text:p>WS03</text:p>
          </table:table-cell>
          <table:table-cell table:number-columns-repeated="2" table:style-name="ce349" office:value-type="string" calcext:value-type="string">
            <text:p>100 µl/well, NaHCO3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ne</text:p>
          </table:table-cell>
          <table:table-cell table:style-name="ce354"/>
          <table:table-cell table:content-validation-name="val36"/>
          <table:table-cell table:style-name="ce344"/>
          <table:table-cell table:style-name="ce187" office:value-type="string" calcext:value-type="string">
            <text:p>WQ02</text:p>
          </table:table-cell>
          <table:table-cell table:number-columns-repeated="2" table:style-name="ce349" office:value-type="string" calcext:value-type="string">
            <text:p>100 µl/well, NaHCO3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4"/>
          <table:table-cell table:content-validation-name="val36"/>
          <table:table-cell table:style-name="ce344"/>
          <table:table-cell table:style-name="ce187" office:value-type="string" calcext:value-type="string">
            <text:p>WI02</text:p>
          </table:table-cell>
          <table:table-cell table:number-columns-repeated="2" table:style-name="ce349" office:value-type="string" calcext:value-type="string">
            <text:p>100 µl/well, NaHCO3</text:p>
          </table:table-cell>
          <table:table-cell table:style-name="ce349" office:value-type="string" calcext:value-type="string">
            <text:p>100 µl/well, H2O</text:p>
          </table:table-cell>
          <table:table-cell table:style-name="ce109" table:content-validation-name="val37" office:value-type="string" calcext:value-type="string">
            <text:p>N2</text:p>
          </table:table-cell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55" office:value-type="string" calcext:value-type="string">
            <text:p>3D-NHS</text:p>
          </table:table-cell>
          <table:table-cell table:style-name="ce354"/>
          <table:table-cell/>
          <table:table-cell table:style-name="ce344"/>
          <table:table-cell table:style-name="ce355" office:value-type="string" calcext:value-type="string">
            <text:p>PolyAn</text:p>
          </table:table-cell>
          <table:table-cell table:style-name="ce354"/>
          <table:table-cell/>
          <table:table-cell table:style-name="ce344"/>
          <table:table-cell table:style-name="ce348" office:value-type="string" calcext:value-type="string">
            <text:p>Natriumhydrogencarbonat</text:p>
          </table:table-cell>
          <table:table-cell table:style-name="ce354"/>
          <table:table-cell/>
          <table:table-cell table:style-name="ce344"/>
          <table:table-cell table:style-name="ce348" office:value-type="string" calcext:value-type="string">
            <text:p>PBST </text:p>
          </table:table-cell>
          <table:table-cell table:style-name="ce354"/>
          <table:table-cell/>
          <table:table-cell table:style-name="ce344"/>
          <table:table-cell table:style-name="ce348" office:value-type="string" calcext:value-type="string">
            <text:p>Industrial Spotter</text:p>
          </table:table-cell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 office:value-type="string" calcext:value-type="string">
            <text:p>Bernhard Ay</text:p>
          </table:table-cell>
          <table:table-cell table:style-name="ce353"/>
          <table:table-cell/>
          <table:table-cell table:style-name="ce344"/>
          <table:table-cell table:style-name="ce187"/>
          <table:table-cell table:number-columns-repeated="2" table:style-name="ce349" office:value-type="string" calcext:value-type="string">
            <text:p>100 µl/well, PBST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ne</text:p>
          </table:table-cell>
          <table:table-cell table:style-name="ce353"/>
          <table:table-cell table:content-validation-name="val36"/>
          <table:table-cell table:style-name="ce344"/>
          <table:table-cell table:style-name="ce187" office:value-type="string" calcext:value-type="string">
            <text:p>WQ03</text:p>
          </table:table-cell>
          <table:table-cell table:number-columns-repeated="2" table:style-name="ce349" office:value-type="string" calcext:value-type="string">
            <text:p>100 µl/well, PBST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3"/>
          <table:table-cell table:content-validation-name="val36"/>
          <table:table-cell table:style-name="ce344"/>
          <table:table-cell table:style-name="ce187" office:value-type="string" calcext:value-type="string">
            <text:p>WI03</text:p>
          </table:table-cell>
          <table:table-cell table:number-columns-repeated="2" table:style-name="ce349" office:value-type="string" calcext:value-type="string">
            <text:p>100 µl/well, PBST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55"/>
          <table:table-cell table:style-name="ce353"/>
          <table:table-cell/>
          <table:table-cell table:style-name="ce344"/>
          <table:table-cell table:style-name="ce355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 office:value-type="string" calcext:value-type="string">
            <text:p>Im KS nach Abdeckung mit Klebefolie</text:p>
          </table:table-cell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 office:value-type="string" calcext:value-type="string">
            <text:p>Jan Grzegorzewski</text:p>
          </table:table-cell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 office:value-type="string" calcext:value-type="string">
            <text:p>manuell</text:p>
          </table:table-cell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9" office:value-type="string" calcext:value-type="string">
            <text:p>Bernhard,Marc</text:p>
          </table:table-cell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 table:number-rows-repeated="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 table:number-rows-repeated="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 table:number-rows-repeated="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 table:number-columns-repeated="2"/>
          <table:table-cell table:style-name="ce72"/>
          <table:table-cell table:number-columns-repeated="4"/>
          <table:table-cell table:style-name="ce72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72"/>
          <table:table-cell table:number-columns-repeated="7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72"/>
          <table:table-cell table:number-columns-repeated="4"/>
          <table:table-cell table:style-name="ce72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72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5" table:default-cell-style-name="Default"/>
        <table:table-column table:style-name="co106" table:default-cell-style-name="ce356"/>
        <table:table-column table:style-name="co107" table:default-cell-style-name="Default"/>
        <table:table-column table:style-name="co14" table:number-columns-repeated="10" table:default-cell-style-name="Default"/>
        <table:table-column table:style-name="co106" table:default-cell-style-name="ce356"/>
        <table:table-column table:style-name="co108" table:default-cell-style-name="Default"/>
        <table:table-row table:style-name="ro18">
          <table:table-cell table:number-columns-repeated="2"/>
          <table:table-cell table:style-name="ce357" office:value-type="string" calcext:value-type="string">
            <text:p>Supply </text:p>
          </table:table-cell>
          <table:table-cell table:number-columns-repeated="7"/>
          <table:table-cell table:style-name="ce39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58" office:value-type="string" calcext:value-type="string">
            <text:p>virus id</text:p>
          </table:table-cell>
          <table:table-cell table:style-name="ce378" table:number-columns-spanned="10" table:number-rows-spanned="1"/>
          <table:covered-table-cell table:style-name="ce378"/>
          <table:covered-table-cell table:style-name="ce390"/>
          <table:covered-table-cell table:number-columns-repeated="3" table:style-name="ce392"/>
          <table:covered-table-cell table:style-name="ce376"/>
          <table:covered-table-cell table:number-columns-repeated="2" table:style-name="ce394"/>
          <table:covered-table-cell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dye id</text:p>
          </table:table-cell>
          <table:table-cell table:style-name="ce379" table:number-columns-spanned="10" table:number-rows-spanned="1"/>
          <table:covered-table-cell table:style-name="ce378"/>
          <table:covered-table-cell table:style-name="ce391"/>
          <table:covered-table-cell table:number-columns-repeated="7"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peptide id</text:p>
          </table:table-cell>
          <table:table-cell table:style-name="ce378" table:number-columns-spanned="10" table:number-rows-spanned="1"/>
          <table:covered-table-cell table:number-columns-repeated="9"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microwell plate id </text:p>
          </table:table-cell>
          <table:table-cell table:style-name="ce379" table:number-columns-spanned="10" table:number-rows-spanned="1"/>
          <table:covered-table-cell table:number-columns-repeated="9" table:style-name="ce37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61" office:value-type="string" calcext:value-type="string">
            <text:p>Procedure</text:p>
          </table:table-cell>
          <table:table-cell table:style-name="ce173" table:number-columns-repeated="8"/>
          <table:table-cell table:style-name="ce97"/>
          <table:table-cell table:number-columns-repeated="3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spotting time</text:p>
          </table:table-cell>
          <table:table-cell table:style-name="ce363" table:number-columns-spanned="10" table:number-rows-spanned="1"/>
          <table:covered-table-cell table:number-columns-repeated="9" table:style-name="ce363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spotting type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temperature</text:p>
          </table:table-cell>
          <table:table-cell table:style-name="ce38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humidity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80" table:number-columns-spanned="10" table:number-rows-spanned="3"/>
          <table:covered-table-cell table:number-columns-repeated="3"/>
          <table:covered-table-cell table:style-name="ce97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6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6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yes/no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humidifying starting time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humidifying finishing tim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humidity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temperatur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 table:number-columns-spanned="1" table:number-rows-spanned="3">
            <text:p>comment</text:p>
          </table:table-cell>
          <table:table-cell table:style-name="ce368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83"/>
          <table:table-cell table:number-columns-repeated="10"/>
        </table:table-row>
        <table:table-row table:style-name="ro2">
          <table:table-cell table:number-columns-repeated="2"/>
          <table:table-cell table:style-name="ce370" office:value-type="string" calcext:value-type="string">
            <text:p>yes/no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>
            <text:p>quenching starting tim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quenching finishing time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>
            <text:p>quenching substanc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user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 table:number-columns-spanned="1" table:number-rows-spanned="3">
            <text:p>comment</text:p>
          </table:table-cell>
          <table:table-cell table:style-name="ce385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7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73" office:value-type="string" calcext:value-type="string">
            <text:p>yes/no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4" office:value-type="string" calcext:value-type="string">
            <text:p>washing time</text:p>
          </table:table-cell>
          <table:table-cell table:style-name="ce38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3" office:value-type="string" calcext:value-type="string">
            <text:p>user 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4" office:value-type="string" calcext:value-type="string" table:number-columns-spanned="1" table:number-rows-spanned="3">
            <text:p>comment</text:p>
          </table:table-cell>
          <table:table-cell table:style-name="ce388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7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78"/>
          <table:table-cell table:number-columns-repeated="10"/>
        </table:table-row>
        <table:table-row table:style-name="ro2">
          <table:table-cell table:number-columns-repeated="2"/>
          <table:table-cell table:style-name="ce376" office:value-type="string" calcext:value-type="string">
            <text:p>Incubation starting time</text:p>
          </table:table-cell>
          <table:table-cell table:style-name="ce37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Incubation finishing time</text:p>
          </table:table-cell>
          <table:table-cell table:style-name="ce37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6" office:value-type="string" calcext:value-type="string">
            <text:p>Incubation type </text:p>
          </table:table-cell>
          <table:table-cell table:style-name="ce37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user</text:p>
          </table:table-cell>
          <table:table-cell table:style-name="ce37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6" office:value-type="string" calcext:value-type="string" table:number-columns-spanned="1" table:number-rows-spanned="3">
            <text:p>comment</text:p>
          </table:table-cell>
          <table:table-cell table:style-name="ce389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4:27:52.203115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3H58M17S</meta:editing-duration>
    <meta:editing-cycles>34</meta:editing-cycles>
    <meta:generator>LibreOffice/5.1.6.2$Linux_X86_64 LibreOffice_project/10m0$Build-2</meta:generator>
    <dc:date>2017-06-28T14:31:45.035487389</dc:date>
    <meta:document-statistic meta:table-count="10" meta:cell-count="835" meta:object-count="0"/>
  </office:meta>
</office:document-meta>
</file>